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/>
    <style:font-face style:name="Segoe UI1" svg:font-family="'Segoe UI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d1117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d1117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e6edf3" loext:opacity="100%" style:font-name="Segoe UI" fo:font-size="11.1000003814697pt" fo:font-weight="bold" style:font-name-asian="Segoe UI" style:font-size-asian="11.1000003814697pt" style:font-weight-asian="bold" style:font-name-complex="Segoe UI" style:font-size-complex="11.1000003814697pt" style:font-weight-complex="bold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111cm" svg:height="0.518cm" svg:x="2.54cm" svg:y="2.539cm" svg:viewBox="0 0 5112 519" draw:points="0,519 5112,519 5112,0 0,0">
          <text:p/>
        </draw:polygon>
        <draw:frame draw:style-name="gr2" draw:text-style-name="P3" draw:layer="layout" svg:width="6.2cm" svg:height="0.454cm" svg:x="2.541cm" svg:y="2.598cm">
          <draw:text-box>
            <text:p text:style-name="P2"><text:span text:style-name="T1">3bit_Sync_UpDown_Counter </text:span></text:p>
          </draw:text-box>
        </draw:frame>
        <draw:frame draw:style-name="gr2" draw:text-style-name="P3" draw:layer="layout" svg:width="0.388cm" svg:height="0.454cm" svg:x="2.541cm" svg:y="3.4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813cm" svg:height="0.454cm" svg:x="2.541cm" svg:y="4.224cm">
          <draw:text-box>
            <text:p text:style-name="P2"><text:span text:style-name="T2">/* During wave simulation in ModelSim, </text:span></text:p>
          </draw:text-box>
        </draw:frame>
        <draw:frame draw:style-name="gr2" draw:text-style-name="P3" draw:layer="layout" svg:width="5.759cm" svg:height="0.454cm" svg:x="2.541cm" svg:y="5.02cm">
          <draw:text-box>
            <text:p text:style-name="P2"><text:span text:style-name="T2">Set the variable Clk as clock. </text:span></text:p>
          </draw:text-box>
        </draw:frame>
        <draw:frame draw:style-name="gr2" draw:text-style-name="P3" draw:layer="layout" svg:width="9.464cm" svg:height="0.454cm" svg:x="2.541cm" svg:y="5.811cm">
          <draw:text-box>
            <text:p text:style-name="P2"><text:span text:style-name="T2">Force the value of Clr to 0 only for the first run. <text:s/></text:span></text:p>
          </draw:text-box>
        </draw:frame>
        <draw:frame draw:style-name="gr2" draw:text-style-name="P3" draw:layer="layout" svg:width="7.817cm" svg:height="0.454cm" svg:x="2.541cm" svg:y="6.607cm">
          <draw:text-box>
            <text:p text:style-name="P2"><text:span text:style-name="T2">After the first run, force the value to 1. <text:s/></text:span></text:p>
          </draw:text-box>
        </draw:frame>
        <draw:frame draw:style-name="gr2" draw:text-style-name="P3" draw:layer="layout" svg:width="0.451cm" svg:height="0.454cm" svg:x="2.541cm" svg:y="7.399cm">
          <draw:text-box>
            <text:p text:style-name="P2"><text:span text:style-name="T2">*/ </text:span></text:p>
          </draw:text-box>
        </draw:frame>
        <draw:frame draw:style-name="gr2" draw:text-style-name="P3" draw:layer="layout" svg:width="7.813cm" svg:height="0.454cm" svg:x="2.541cm" svg:y="8.195cm">
          <draw:text-box>
            <text:p text:style-name="P2"><text:span text:style-name="T2">module JK_FlipFlop(Q, Qb, J, K, Clk, Clr); </text:span></text:p>
          </draw:text-box>
        </draw:frame>
        <draw:frame draw:style-name="gr2" draw:text-style-name="P3" draw:layer="layout" svg:width="0.388cm" svg:height="0.454cm" svg:x="2.541cm" svg:y="8.9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63cm" svg:height="0.454cm" svg:x="3.811cm" svg:y="8.988cm">
          <draw:text-box>
            <text:p text:style-name="P2"><text:span text:style-name="T2">input J, K, Clk, Clr; </text:span></text:p>
          </draw:text-box>
        </draw:frame>
        <draw:frame draw:style-name="gr2" draw:text-style-name="P3" draw:layer="layout" svg:width="0.388cm" svg:height="0.454cm" svg:x="2.541cm" svg:y="9.7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58cm" svg:height="0.454cm" svg:x="3.811cm" svg:y="9.779cm">
          <draw:text-box>
            <text:p text:style-name="P2"><text:span text:style-name="T2">output Q, Qb; </text:span></text:p>
          </draw:text-box>
        </draw:frame>
        <draw:frame draw:style-name="gr2" draw:text-style-name="P3" draw:layer="layout" svg:width="0.388cm" svg:height="0.454cm" svg:x="2.541cm" svg:y="10.57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969cm" svg:height="0.454cm" svg:x="3.811cm" svg:y="10.575cm">
          <draw:text-box>
            <text:p text:style-name="P2"><text:span text:style-name="T2">wire w1, w2, w3, w4, w5, Q1, Qb1, Clkb; </text:span></text:p>
          </draw:text-box>
        </draw:frame>
        <draw:frame draw:style-name="gr2" draw:text-style-name="P3" draw:layer="layout" svg:width="0.388cm" svg:height="0.454cm" svg:x="2.541cm" svg:y="11.3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1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896cm" svg:height="0.454cm" svg:x="3.811cm" svg:y="12.163cm">
          <draw:text-box>
            <text:p text:style-name="P2"><text:span text:style-name="T2">nand(w1, J, Qb, Clk, Clr); </text:span></text:p>
          </draw:text-box>
        </draw:frame>
        <draw:frame draw:style-name="gr2" draw:text-style-name="P3" draw:layer="layout" svg:width="0.388cm" svg:height="0.454cm" svg:x="2.541cm" svg:y="12.9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003cm" svg:height="0.454cm" svg:x="3.811cm" svg:y="12.954cm">
          <draw:text-box>
            <text:p text:style-name="P2"><text:span text:style-name="T2">nand(w2, K, Q, Clk); </text:span></text:p>
          </draw:text-box>
        </draw:frame>
        <draw:frame draw:style-name="gr2" draw:text-style-name="P3" draw:layer="layout" svg:width="0.388cm" svg:height="0.454cm" svg:x="2.541cm" svg:y="13.7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47cm" svg:height="0.454cm" svg:x="3.811cm" svg:y="13.75cm">
          <draw:text-box>
            <text:p text:style-name="P2"><text:span text:style-name="T2">nand(Q1, w1, Qb1); </text:span></text:p>
          </draw:text-box>
        </draw:frame>
        <draw:frame draw:style-name="gr2" draw:text-style-name="P3" draw:layer="layout" svg:width="0.388cm" svg:height="0.454cm" svg:x="2.541cm" svg:y="14.5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735cm" svg:height="0.454cm" svg:x="3.811cm" svg:y="14.542cm">
          <draw:text-box>
            <text:p text:style-name="P2"><text:span text:style-name="T2">nand(Qb1, w2, Q1, Clr); </text:span></text:p>
          </draw:text-box>
        </draw:frame>
        <draw:frame draw:style-name="gr2" draw:text-style-name="P3" draw:layer="layout" svg:width="0.388cm" svg:height="0.454cm" svg:x="2.541cm" svg:y="15.3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898cm" svg:height="0.454cm" svg:x="3.811cm" svg:y="16.13cm">
          <draw:text-box>
            <text:p text:style-name="P2"><text:span text:style-name="T2">not(Clkb, Clk); </text:span></text:p>
          </draw:text-box>
        </draw:frame>
        <draw:frame draw:style-name="gr2" draw:text-style-name="P3" draw:layer="layout" svg:width="0.388cm" svg:height="0.454cm" svg:x="2.541cm" svg:y="16.9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7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98cm" svg:height="0.454cm" svg:x="3.811cm" svg:y="17.717cm">
          <draw:text-box>
            <text:p text:style-name="P2"><text:span text:style-name="T2">nand(w3, Q1, Clkb); </text:span></text:p>
          </draw:text-box>
        </draw:frame>
        <draw:frame draw:style-name="gr2" draw:text-style-name="P3" draw:layer="layout" svg:width="0.388cm" svg:height="0.454cm" svg:x="2.541cm" svg:y="18.5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44cm" svg:height="0.454cm" svg:x="3.811cm" svg:y="18.509cm">
          <draw:text-box>
            <text:p text:style-name="P2"><text:span text:style-name="T2">nand(w4, Qb1, Clkb); </text:span></text:p>
          </draw:text-box>
        </draw:frame>
        <draw:frame draw:style-name="gr2" draw:text-style-name="P3" draw:layer="layout" svg:width="0.388cm" svg:height="0.454cm" svg:x="2.541cm" svg:y="19.30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48cm" svg:height="0.454cm" svg:x="3.811cm" svg:y="19.305cm">
          <draw:text-box>
            <text:p text:style-name="P2"><text:span text:style-name="T2">nand(Q, w3, Qb); </text:span></text:p>
          </draw:text-box>
        </draw:frame>
        <draw:frame draw:style-name="gr2" draw:text-style-name="P3" draw:layer="layout" svg:width="0.388cm" svg:height="0.454cm" svg:x="2.541cm" svg:y="20.09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35cm" svg:height="0.454cm" svg:x="3.811cm" svg:y="20.097cm">
          <draw:text-box>
            <text:p text:style-name="P2"><text:span text:style-name="T2">nand(Qb, w4, Q, Clr); </text:span></text:p>
          </draw:text-box>
        </draw:frame>
        <draw:frame draw:style-name="gr2" draw:text-style-name="P3" draw:layer="layout" svg:width="2.318cm" svg:height="0.454cm" svg:x="2.541cm" svg:y="20.889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21.68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191cm" svg:height="0.454cm" svg:x="2.541cm" svg:y="22.477cm">
          <draw:text-box>
            <text:p text:style-name="P2"><text:span text:style-name="T2">/* Dependencies: JK Flip-Flop */ </text:span></text:p>
          </draw:text-box>
        </draw:frame>
        <draw:frame draw:style-name="gr2" draw:text-style-name="P3" draw:layer="layout" svg:width="7.813cm" svg:height="0.454cm" svg:x="2.541cm" svg:y="23.273cm">
          <draw:text-box>
            <text:p text:style-name="P2"><text:span text:style-name="T2">/* During wave simulation in ModelSim, </text:span></text:p>
          </draw:text-box>
        </draw:frame>
        <draw:frame draw:style-name="gr2" draw:text-style-name="P3" draw:layer="layout" svg:width="5.759cm" svg:height="0.454cm" svg:x="2.541cm" svg:y="24.064cm">
          <draw:text-box>
            <text:p text:style-name="P2"><text:span text:style-name="T2">Set the variable Clk as clock. </text:span></text:p>
          </draw:text-box>
        </draw:frame>
        <draw:frame draw:style-name="gr2" draw:text-style-name="P3" draw:layer="layout" svg:width="9.464cm" svg:height="0.454cm" svg:x="2.541cm" svg:y="24.856cm">
          <draw:text-box>
            <text:p text:style-name="P2"><text:span text:style-name="T2">Force the value of Clr to 0 only for the first run. <text:s/></text:span></text:p>
          </draw:text-box>
        </draw:frame>
      </draw:page>
      <draw:page draw:name="page2" draw:style-name="dp1" draw:master-page-name="master-page20">
        <draw:frame draw:style-name="gr2" draw:text-style-name="P3" draw:layer="layout" svg:width="7.817cm" svg:height="0.454cm" svg:x="2.541cm" svg:y="2.548cm">
          <draw:text-box>
            <text:p text:style-name="P2"><text:span text:style-name="T2">After the first run, force the value to 1. <text:s/></text:span></text:p>
          </draw:text-box>
        </draw:frame>
        <draw:frame draw:style-name="gr2" draw:text-style-name="P3" draw:layer="layout" svg:width="0.451cm" svg:height="0.454cm" svg:x="2.541cm" svg:y="3.339cm">
          <draw:text-box>
            <text:p text:style-name="P2"><text:span text:style-name="T2">*/ </text:span></text:p>
          </draw:text-box>
        </draw:frame>
        <draw:frame draw:style-name="gr2" draw:text-style-name="P3" draw:layer="layout" svg:width="7.305cm" svg:height="0.454cm" svg:x="2.541cm" svg:y="4.135cm">
          <draw:text-box>
            <text:p text:style-name="P2"><text:span text:style-name="T2">module T_FlipFlop(Q, Qb, T, Clk, Clr)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253cm" svg:height="0.454cm" svg:x="3.811cm" svg:y="4.927cm">
          <draw:text-box>
            <text:p text:style-name="P2"><text:span text:style-name="T2">input T, Clk, Clr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58cm" svg:height="0.454cm" svg:x="3.811cm" svg:y="5.723cm">
          <draw:text-box>
            <text:p text:style-name="P2"><text:span text:style-name="T2">output Q, Qb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275cm" svg:height="0.454cm" svg:x="3.811cm" svg:y="7.31cm">
          <draw:text-box>
            <text:p text:style-name="P2"><text:span text:style-name="T2">JK_FlipFlop JKFF(Q, Qb, T, T, Clk, Clr); </text:span></text:p>
          </draw:text-box>
        </draw:frame>
        <draw:frame draw:style-name="gr2" draw:text-style-name="P3" draw:layer="layout" svg:width="2.322cm" svg:height="0.454cm" svg:x="2.541cm" svg:y="8.102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443cm" svg:height="0.454cm" svg:x="2.541cm" svg:y="10.482cm">
          <draw:text-box>
            <text:p text:style-name="P2"><text:span text:style-name="T2">/* Dependencies: JK Flip-Flop, T Flip-Flop */ </text:span></text:p>
          </draw:text-box>
        </draw:frame>
        <draw:frame draw:style-name="gr2" draw:text-style-name="P3" draw:layer="layout" svg:width="7.813cm" svg:height="0.454cm" svg:x="2.541cm" svg:y="11.278cm">
          <draw:text-box>
            <text:p text:style-name="P2"><text:span text:style-name="T2">/* During wave simulation in ModelSim, </text:span></text:p>
          </draw:text-box>
        </draw:frame>
        <draw:frame draw:style-name="gr2" draw:text-style-name="P3" draw:layer="layout" svg:width="5.759cm" svg:height="0.454cm" svg:x="2.541cm" svg:y="12.069cm">
          <draw:text-box>
            <text:p text:style-name="P2"><text:span text:style-name="T2">Set the variable Clk as clock. </text:span></text:p>
          </draw:text-box>
        </draw:frame>
        <draw:frame draw:style-name="gr2" draw:text-style-name="P3" draw:layer="layout" svg:width="9.464cm" svg:height="0.454cm" svg:x="2.541cm" svg:y="12.861cm">
          <draw:text-box>
            <text:p text:style-name="P2"><text:span text:style-name="T2">Force the value of Clr to 0 only for the first run. <text:s/></text:span></text:p>
          </draw:text-box>
        </draw:frame>
        <draw:frame draw:style-name="gr2" draw:text-style-name="P3" draw:layer="layout" svg:width="7.817cm" svg:height="0.454cm" svg:x="2.541cm" svg:y="13.657cm">
          <draw:text-box>
            <text:p text:style-name="P2"><text:span text:style-name="T2">After the first run, force the value to 1. <text:s/></text:span></text:p>
          </draw:text-box>
        </draw:frame>
        <draw:frame draw:style-name="gr2" draw:text-style-name="P3" draw:layer="layout" svg:width="0.451cm" svg:height="0.454cm" svg:x="2.541cm" svg:y="14.449cm">
          <draw:text-box>
            <text:p text:style-name="P2"><text:span text:style-name="T2">*/ </text:span></text:p>
          </draw:text-box>
        </draw:frame>
        <draw:frame draw:style-name="gr2" draw:text-style-name="P3" draw:layer="layout" svg:width="8.045cm" svg:height="0.454cm" svg:x="2.541cm" svg:y="15.245cm">
          <draw:text-box>
            <text:p text:style-name="P2"><text:span text:style-name="T2">module UpDown_Counter(Q, M, Clk, Clr); 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351cm" svg:height="0.454cm" svg:x="3.811cm" svg:y="16.037cm">
          <draw:text-box>
            <text:p text:style-name="P2"><text:span text:style-name="T2">input M, Clk, Clr; 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02cm" svg:height="0.454cm" svg:x="3.811cm" svg:y="16.833cm">
          <draw:text-box>
            <text:p text:style-name="P2"><text:span text:style-name="T2">output [2:0] Q; 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817cm" svg:height="0.454cm" svg:x="3.811cm" svg:y="17.624cm">
          <draw:text-box>
            <text:p text:style-name="P2"><text:span text:style-name="T2">wire [2:0] Qb; 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978cm" svg:height="0.454cm" svg:x="3.811cm" svg:y="18.416cm">
          <draw:text-box>
            <text:p text:style-name="P2"><text:span text:style-name="T2">wire Mb, and1, and2, and3, and4, t2, t3; 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233cm" svg:height="0.454cm" svg:x="3.811cm" svg:y="20.003cm">
          <draw:text-box>
            <text:p text:style-name="P2"><text:span text:style-name="T2">not(Mb,M); 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901cm" svg:height="0.454cm" svg:x="3.811cm" svg:y="20.8cm">
          <draw:text-box>
            <text:p text:style-name="P2"><text:span text:style-name="T2">T_FlipFlop TFF1(Q[0], Qb[0], 1, Clk, Clr); 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97cm" svg:height="0.454cm" svg:x="3.811cm" svg:y="21.592cm">
          <draw:text-box>
            <text:p text:style-name="P2"><text:span text:style-name="T2">and(and1, Q[0], Mb); 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97cm" svg:height="0.454cm" svg:x="3.811cm" svg:y="22.388cm">
          <draw:text-box>
            <text:p text:style-name="P2"><text:span text:style-name="T2">and(and2, Qb[0], M); 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808cm" svg:height="0.454cm" svg:x="3.811cm" svg:y="23.179cm">
          <draw:text-box>
            <text:p text:style-name="P2"><text:span text:style-name="T2">or(t2, and1, and2); 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54cm" svg:height="0.454cm" svg:x="3.811cm" svg:y="24.767cm">
          <draw:text-box>
            <text:p text:style-name="P2"><text:span text:style-name="T2">T_FlipFlop TFF2(Q[1], Qb[1], t2, Clk, Clr); </text:span></text:p>
          </draw:text-box>
        </draw:frame>
      </draw:page>
      <draw:page draw:name="page3" draw:style-name="dp1" draw:master-page-name="master-page20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595cm" svg:height="0.454cm" svg:x="3.811cm" svg:y="2.548cm">
          <draw:text-box>
            <text:p text:style-name="P2"><text:span text:style-name="T2">and(and3, Q[1], and1)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841cm" svg:height="0.454cm" svg:x="3.811cm" svg:y="3.339cm">
          <draw:text-box>
            <text:p text:style-name="P2"><text:span text:style-name="T2">and(and4, Qb[1], and2)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808cm" svg:height="0.454cm" svg:x="3.811cm" svg:y="4.135cm">
          <draw:text-box>
            <text:p text:style-name="P2"><text:span text:style-name="T2">or(t3, and3, and4)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54cm" svg:height="0.454cm" svg:x="3.811cm" svg:y="5.723cm">
          <draw:text-box>
            <text:p text:style-name="P2"><text:span text:style-name="T2">T_FlipFlop TFF3(Q[2], Qb[2], t3, Clk, Clr); </text:span></text:p>
          </draw:text-box>
        </draw:frame>
        <draw:frame draw:style-name="gr2" draw:text-style-name="P3" draw:layer="layout" svg:width="2.322cm" svg:height="0.454cm" svg:x="2.541cm" svg:y="6.514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4.102cm" svg:height="0.518cm" svg:x="2.54cm" svg:y="2.539cm" svg:viewBox="0 0 4103 519" draw:points="0,519 4103,519 4103,0 0,0">
          <text:p/>
        </draw:polygon>
        <draw:frame draw:style-name="gr2" draw:text-style-name="P3" draw:layer="layout" svg:width="5.061cm" svg:height="0.454cm" svg:x="2.541cm" svg:y="2.598cm">
          <draw:text-box>
            <text:p text:style-name="P2"><text:span text:style-name="T1">4bit_Adder_Subtractor </text:span></text:p>
          </draw:text-box>
        </draw:frame>
        <draw:frame draw:style-name="gr2" draw:text-style-name="P3" draw:layer="layout" svg:width="0.388cm" svg:height="0.454cm" svg:x="2.541cm" svg:y="3.4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2.541cm" svg:y="4.2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173cm" svg:height="0.454cm" svg:x="2.541cm" svg:y="5.066cm">
          <draw:text-box>
            <text:p text:style-name="P2"><text:span text:style-name="T2">module Half_Adder(sum, cout, a, b); </text:span></text:p>
          </draw:text-box>
        </draw:frame>
        <draw:frame draw:style-name="gr2" draw:text-style-name="P3" draw:layer="layout" svg:width="0.388cm" svg:height="0.454cm" svg:x="2.541cm" svg:y="5.85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106cm" svg:height="0.454cm" svg:x="3.811cm" svg:y="5.858cm">
          <draw:text-box>
            <text:p text:style-name="P2"><text:span text:style-name="T2">input a, b; </text:span></text:p>
          </draw:text-box>
        </draw:frame>
        <draw:frame draw:style-name="gr2" draw:text-style-name="P3" draw:layer="layout" svg:width="0.388cm" svg:height="0.454cm" svg:x="2.541cm" svg:y="6.6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583cm" svg:height="0.454cm" svg:x="3.811cm" svg:y="6.654cm">
          <draw:text-box>
            <text:p text:style-name="P2"><text:span text:style-name="T2">output sum, cout; </text:span></text:p>
          </draw:text-box>
        </draw:frame>
        <draw:frame draw:style-name="gr2" draw:text-style-name="P3" draw:layer="layout" svg:width="0.388cm" svg:height="0.454cm" svg:x="2.541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2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91cm" svg:height="0.454cm" svg:x="3.811cm" svg:y="8.237cm">
          <draw:text-box>
            <text:p text:style-name="P2"><text:span text:style-name="T2">xor(sum, a, b); </text:span></text:p>
          </draw:text-box>
        </draw:frame>
        <draw:frame draw:style-name="gr2" draw:text-style-name="P3" draw:layer="layout" svg:width="0.388cm" svg:height="0.454cm" svg:x="2.541cm" svg:y="9.0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114cm" svg:height="0.454cm" svg:x="3.811cm" svg:y="9.034cm">
          <draw:text-box>
            <text:p text:style-name="P2"><text:span text:style-name="T2">and(cout, a, b); </text:span></text:p>
          </draw:text-box>
        </draw:frame>
        <draw:frame draw:style-name="gr2" draw:text-style-name="P3" draw:layer="layout" svg:width="2.318cm" svg:height="0.454cm" svg:x="2.541cm" svg:y="9.826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10.6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4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183cm" svg:height="0.454cm" svg:x="2.541cm" svg:y="12.209cm">
          <draw:text-box>
            <text:p text:style-name="P2"><text:span text:style-name="T2">/* Dependencies: Half_Adder */ </text:span></text:p>
          </draw:text-box>
        </draw:frame>
        <draw:frame draw:style-name="gr2" draw:text-style-name="P3" draw:layer="layout" svg:width="7.906cm" svg:height="0.454cm" svg:x="2.541cm" svg:y="13.001cm">
          <draw:text-box>
            <text:p text:style-name="P2"><text:span text:style-name="T2">module Full_Adder(sum, cout, a, b, cin); </text:span></text:p>
          </draw:text-box>
        </draw:frame>
        <draw:frame draw:style-name="gr2" draw:text-style-name="P3" draw:layer="layout" svg:width="0.388cm" svg:height="0.454cm" svg:x="2.541cm" svg:y="13.7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23cm" svg:height="0.454cm" svg:x="3.811cm" svg:y="13.792cm">
          <draw:text-box>
            <text:p text:style-name="P2"><text:span text:style-name="T2">input a, b, cin; </text:span></text:p>
          </draw:text-box>
        </draw:frame>
        <draw:frame draw:style-name="gr2" draw:text-style-name="P3" draw:layer="layout" svg:width="0.388cm" svg:height="0.454cm" svg:x="2.541cm" svg:y="14.58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583cm" svg:height="0.454cm" svg:x="3.811cm" svg:y="14.589cm">
          <draw:text-box>
            <text:p text:style-name="P2"><text:span text:style-name="T2">output sum, cout; </text:span></text:p>
          </draw:text-box>
        </draw:frame>
        <draw:frame draw:style-name="gr2" draw:text-style-name="P3" draw:layer="layout" svg:width="0.388cm" svg:height="0.454cm" svg:x="2.541cm" svg:y="15.38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54cm" svg:height="0.454cm" svg:x="3.811cm" svg:y="15.381cm">
          <draw:text-box>
            <text:p text:style-name="P2"><text:span text:style-name="T2">wire s1, cout1, cout2; </text:span></text:p>
          </draw:text-box>
        </draw:frame>
        <draw:frame draw:style-name="gr2" draw:text-style-name="P3" draw:layer="layout" svg:width="0.388cm" svg:height="0.454cm" svg:x="2.541cm" svg:y="16.1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96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394cm" svg:height="0.454cm" svg:x="3.811cm" svg:y="16.968cm">
          <draw:text-box>
            <text:p text:style-name="P2"><text:span text:style-name="T2">Half_Adder HA1(s1, cout1, a, b); </text:span></text:p>
          </draw:text-box>
        </draw:frame>
        <draw:frame draw:style-name="gr2" draw:text-style-name="P3" draw:layer="layout" svg:width="0.388cm" svg:height="0.454cm" svg:x="2.541cm" svg:y="17.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313cm" svg:height="0.454cm" svg:x="3.811cm" svg:y="17.76cm">
          <draw:text-box>
            <text:p text:style-name="P2"><text:span text:style-name="T2">Half_Adder HA2(sum, cout2, s1, cin); </text:span></text:p>
          </draw:text-box>
        </draw:frame>
        <draw:frame draw:style-name="gr2" draw:text-style-name="P3" draw:layer="layout" svg:width="0.388cm" svg:height="0.454cm" svg:x="2.541cm" svg:y="18.5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57cm" svg:height="0.454cm" svg:x="3.811cm" svg:y="18.556cm">
          <draw:text-box>
            <text:p text:style-name="P2"><text:span text:style-name="T2">or(cout,cout1,cout2); </text:span></text:p>
          </draw:text-box>
        </draw:frame>
        <draw:frame draw:style-name="gr2" draw:text-style-name="P3" draw:layer="layout" svg:width="2.318cm" svg:height="0.454cm" svg:x="2.541cm" svg:y="19.347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20.14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9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473cm" svg:height="0.454cm" svg:x="2.541cm" svg:y="21.732cm">
          <draw:text-box>
            <text:p text:style-name="P2"><text:span text:style-name="T2">/* Dependencies: Half_Adder, Full_Adder */ </text:span></text:p>
          </draw:text-box>
        </draw:frame>
        <draw:frame draw:style-name="gr2" draw:text-style-name="P3" draw:layer="layout" svg:width="9.044cm" svg:height="0.454cm" svg:x="2.541cm" svg:y="22.523cm">
          <draw:text-box>
            <text:p text:style-name="P2"><text:span text:style-name="T2">module Four_bit_Full_Adder(cout, s, a, b, cin); </text:span></text:p>
          </draw:text-box>
        </draw:frame>
        <draw:frame draw:style-name="gr2" draw:text-style-name="P3" draw:layer="layout" svg:width="0.388cm" svg:height="0.454cm" svg:x="2.541cm" svg:y="23.31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19cm" svg:height="0.454cm" svg:x="3.811cm" svg:y="23.315cm">
          <draw:text-box>
            <text:p text:style-name="P2"><text:span text:style-name="T2">input [3:0]a,b; </text:span></text:p>
          </draw:text-box>
        </draw:frame>
        <draw:frame draw:style-name="gr2" draw:text-style-name="P3" draw:layer="layout" svg:width="0.388cm" svg:height="0.454cm" svg:x="2.541cm" svg:y="24.11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949cm" svg:height="0.454cm" svg:x="3.811cm" svg:y="24.111cm">
          <draw:text-box>
            <text:p text:style-name="P2"><text:span text:style-name="T2">input cin; </text:span></text:p>
          </draw:text-box>
        </draw:frame>
        <draw:frame draw:style-name="gr2" draw:text-style-name="P3" draw:layer="layout" svg:width="0.388cm" svg:height="0.454cm" svg:x="2.541cm" svg:y="24.9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508cm" svg:height="0.454cm" svg:x="3.811cm" svg:y="24.902cm">
          <draw:text-box>
            <text:p text:style-name="P2"><text:span text:style-name="T2">output cout; </text:span></text:p>
          </draw:text-box>
        </draw:frame>
      </draw:page>
      <draw:page draw:name="page5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96cm" svg:height="0.454cm" svg:x="3.811cm" svg:y="2.548cm">
          <draw:text-box>
            <text:p text:style-name="P2"><text:span text:style-name="T2">output [3:0]s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851cm" svg:height="0.454cm" svg:x="3.811cm" svg:y="3.339cm">
          <draw:text-box>
            <text:p text:style-name="P2"><text:span text:style-name="T2">wire c0,c1,c2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991cm" svg:height="0.454cm" svg:x="3.811cm" svg:y="4.927cm">
          <draw:text-box>
            <text:p text:style-name="P2"><text:span text:style-name="T2">Full_Adder f1(s[0],c0,a[0],b[0],cin)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885cm" svg:height="0.454cm" svg:x="3.811cm" svg:y="5.723cm">
          <draw:text-box>
            <text:p text:style-name="P2"><text:span text:style-name="T2">Full_Adder f2(s[1],c1,a[1],b[1],c0)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885cm" svg:height="0.454cm" svg:x="3.811cm" svg:y="6.514cm">
          <draw:text-box>
            <text:p text:style-name="P2"><text:span text:style-name="T2">Full_Adder f3(s[2],c2,a[2],b[2],c1);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271cm" svg:height="0.454cm" svg:x="3.811cm" svg:y="7.31cm">
          <draw:text-box>
            <text:p text:style-name="P2"><text:span text:style-name="T2">Full_Adder f4(s[3],cout,a[3],b[3],c2); </text:span></text:p>
          </draw:text-box>
        </draw:frame>
        <draw:frame draw:style-name="gr2" draw:text-style-name="P3" draw:layer="layout" svg:width="2.322cm" svg:height="0.454cm" svg:x="2.541cm" svg:y="8.102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1.716cm" svg:height="0.454cm" svg:x="2.541cm" svg:y="10.482cm">
          <draw:text-box>
            <text:p text:style-name="P2"><text:span text:style-name="T2">/* Dependencies: Half_Adder, Full_Adder, 4bit_Full_Adder */ </text:span></text:p>
          </draw:text-box>
        </draw:frame>
        <draw:frame draw:style-name="gr2" draw:text-style-name="P3" draw:layer="layout" svg:width="10.408cm" svg:height="0.454cm" svg:x="2.541cm" svg:y="11.278cm">
          <draw:text-box>
            <text:p text:style-name="P2"><text:span text:style-name="T2">module Four_bit_Adder_Subtractor(cout, s, a, b, cin); 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1.076cm" svg:height="0.454cm" svg:x="3.811cm" svg:y="12.069cm">
          <draw:text-box>
            <text:p text:style-name="P2"><text:span text:style-name="T2">// if cin=0, works as a adder. else, works as a subtractor 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164cm" svg:height="0.454cm" svg:x="3.811cm" svg:y="12.861cm">
          <draw:text-box>
            <text:p text:style-name="P2"><text:span text:style-name="T2">input [3:0] a, b; 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949cm" svg:height="0.454cm" svg:x="3.811cm" svg:y="13.657cm">
          <draw:text-box>
            <text:p text:style-name="P2"><text:span text:style-name="T2">input cin; 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508cm" svg:height="0.454cm" svg:x="3.811cm" svg:y="14.449cm">
          <draw:text-box>
            <text:p text:style-name="P2"><text:span text:style-name="T2">output cout; </text:span></text:p>
          </draw:text-box>
        </draw:frame>
        <draw:frame draw:style-name="gr2" draw:text-style-name="P3" draw:layer="layout" svg:width="0.388cm" svg:height="0.454cm" svg:x="6.35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19cm" svg:height="0.454cm" svg:x="3.811cm" svg:y="15.245cm">
          <draw:text-box>
            <text:p text:style-name="P2"><text:span text:style-name="T2">output [3:0] s; </text:span></text:p>
          </draw:text-box>
        </draw:frame>
        <draw:frame draw:style-name="gr2" draw:text-style-name="P3" draw:layer="layout" svg:width="0.388cm" svg:height="0.454cm" svg:x="6.35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cm" svg:height="0.454cm" svg:x="3.811cm" svg:y="16.037cm">
          <draw:text-box>
            <text:p text:style-name="P2"><text:span text:style-name="T2">wire [3:0] cin_xor_b; 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438cm" svg:height="0.454cm" svg:x="3.811cm" svg:y="17.624cm">
          <draw:text-box>
            <text:p text:style-name="P2"><text:span text:style-name="T2">xor(cin_xor_b[0], b[0], cin); 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438cm" svg:height="0.454cm" svg:x="3.811cm" svg:y="18.416cm">
          <draw:text-box>
            <text:p text:style-name="P2"><text:span text:style-name="T2">xor(cin_xor_b[1], b[1], cin); 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438cm" svg:height="0.454cm" svg:x="3.811cm" svg:y="19.212cm">
          <draw:text-box>
            <text:p text:style-name="P2"><text:span text:style-name="T2">xor(cin_xor_b[2], b[2], cin); 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438cm" svg:height="0.454cm" svg:x="3.811cm" svg:y="20.003cm">
          <draw:text-box>
            <text:p text:style-name="P2"><text:span text:style-name="T2">xor(cin_xor_b[3], b[3], cin); 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9.887cm" svg:height="0.454cm" svg:x="3.811cm" svg:y="21.592cm">
          <draw:text-box>
            <text:p text:style-name="P2"><text:span text:style-name="T2">Four_bit_Full_Adder FFA(cout, s, a, cin_xor_b, cin); </text:span></text:p>
          </draw:text-box>
        </draw:frame>
        <draw:frame draw:style-name="gr2" draw:text-style-name="P3" draw:layer="layout" svg:width="2.318cm" svg:height="0.454cm" svg:x="2.541cm" svg:y="22.388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605cm" svg:height="0.454cm" svg:x="2.541cm" svg:y="23.971cm">
          <draw:text-box>
            <text:p text:style-name="P2"><text:span text:style-name="T2">module Four_bit_Adder_Subtractor_tb; 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9cm" svg:height="0.454cm" svg:x="3.811cm" svg:y="24.767cm">
          <draw:text-box>
            <text:p text:style-name="P2"><text:span text:style-name="T2">reg [3:0] a,b; </text:span></text:p>
          </draw:text-box>
        </draw:frame>
      </draw:page>
      <draw:page draw:name="page6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721cm" svg:height="0.454cm" svg:x="3.811cm" svg:y="2.548cm">
          <draw:text-box>
            <text:p text:style-name="P2"><text:span text:style-name="T2">reg cin; <text:s/>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059cm" svg:height="0.454cm" svg:x="3.811cm" svg:y="3.339cm">
          <draw:text-box>
            <text:p text:style-name="P2"><text:span text:style-name="T2">wire cout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47cm" svg:height="0.454cm" svg:x="3.811cm" svg:y="4.135cm">
          <draw:text-box>
            <text:p text:style-name="P2"><text:span text:style-name="T2">wire [3:0] s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0.441cm" svg:height="0.454cm" svg:x="3.811cm" svg:y="5.723cm">
          <draw:text-box>
            <text:p text:style-name="P2"><text:span text:style-name="T2">Four_bit_Adder_Subtractor AddSub(cout, s, a, b, cin)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411cm" svg:height="0.454cm" svg:x="3.811cm" svg:y="7.31cm">
          <draw:text-box>
            <text:p text:style-name="P2"><text:span text:style-name="T2">initial begin 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8.102cm">
          <draw:text-box>
            <text:p text:style-name="P2"><text:span text:style-name="T2">cin = 0; a = 4'b1000; b = 4'b0010; #50; 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8.894cm">
          <draw:text-box>
            <text:p text:style-name="P2"><text:span text:style-name="T2">cin = 0; a = 4'b1000; b = 4'b1000; #50; 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9.69cm">
          <draw:text-box>
            <text:p text:style-name="P2"><text:span text:style-name="T2">cin = 0; a = 4'b0010; b = 4'b1000; #50; 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0.482cm">
          <draw:text-box>
            <text:p text:style-name="P2"><text:span text:style-name="T2">cin = 0; a = 4'b0001; b = 4'b0111; #50; 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1.278cm">
          <draw:text-box>
            <text:p text:style-name="P2"><text:span text:style-name="T2">cin = 0; a = 4'b1010; b = 4'b1011; #50; 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2.069cm">
          <draw:text-box>
            <text:p text:style-name="P2"><text:span text:style-name="T2">cin = 0; a = 4'b1110; b = 4'b1111; #50; 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2.861cm">
          <draw:text-box>
            <text:p text:style-name="P2"><text:span text:style-name="T2">cin = 0; a = 4'b1010; b = 4'b1101; #50; 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3.657cm">
          <draw:text-box>
            <text:p text:style-name="P2"><text:span text:style-name="T2">cin = 1; a = 4'b1000; b = 4'b0010; #50; 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4.449cm">
          <draw:text-box>
            <text:p text:style-name="P2"><text:span text:style-name="T2">cin = 1; a = 4'b1000; b = 4'b1000; #50; 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5.245cm">
          <draw:text-box>
            <text:p text:style-name="P2"><text:span text:style-name="T2">cin = 1; a = 4'b0010; b = 4'b1000; #50; 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6.037cm">
          <draw:text-box>
            <text:p text:style-name="P2"><text:span text:style-name="T2">cin = 1; a = 4'b0001; b = 4'b0111; #50; 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6.833cm">
          <draw:text-box>
            <text:p text:style-name="P2"><text:span text:style-name="T2">cin = 1; a = 4'b1010; b = 4'b1011; #50; 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7.624cm">
          <draw:text-box>
            <text:p text:style-name="P2"><text:span text:style-name="T2">cin = 1; a = 4'b1110; b = 4'b1111; #50; 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062cm" svg:height="0.454cm" svg:x="5.081cm" svg:y="18.416cm">
          <draw:text-box>
            <text:p text:style-name="P2"><text:span text:style-name="T2">cin = 1; a = 4'b1010; b = 4'b1101; #50; 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57cm" svg:height="0.454cm" svg:x="3.811cm" svg:y="19.212cm">
          <draw:text-box>
            <text:p text:style-name="P2"><text:span text:style-name="T2">end </text:span></text:p>
          </draw:text-box>
        </draw:frame>
        <draw:frame draw:style-name="gr2" draw:text-style-name="P3" draw:layer="layout" svg:width="2.318cm" svg:height="0.454cm" svg:x="2.541cm" svg:y="20.003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.943cm" svg:height="0.518cm" svg:x="2.54cm" svg:y="2.539cm" svg:viewBox="0 0 2944 519" draw:points="0,519 2944,519 2944,0 0,0">
          <text:p/>
        </draw:polygon>
        <draw:frame draw:style-name="gr2" draw:text-style-name="P3" draw:layer="layout" svg:width="3.617cm" svg:height="0.454cm" svg:x="2.541cm" svg:y="2.598cm">
          <draw:text-box>
            <text:p text:style-name="P2"><text:span text:style-name="T1">4bit_BCD_Adder </text:span></text:p>
          </draw:text-box>
        </draw:frame>
        <draw:frame draw:style-name="gr2" draw:text-style-name="P3" draw:layer="layout" svg:width="0.388cm" svg:height="0.454cm" svg:x="2.541cm" svg:y="3.4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173cm" svg:height="0.454cm" svg:x="2.541cm" svg:y="4.224cm">
          <draw:text-box>
            <text:p text:style-name="P2"><text:span text:style-name="T2">module Half_Adder(sum, cout, a, b); </text:span></text:p>
          </draw:text-box>
        </draw:frame>
        <draw:frame draw:style-name="gr2" draw:text-style-name="P3" draw:layer="layout" svg:width="0.388cm" svg:height="0.454cm" svg:x="2.541cm" svg:y="5.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106cm" svg:height="0.454cm" svg:x="3.811cm" svg:y="5.02cm">
          <draw:text-box>
            <text:p text:style-name="P2"><text:span text:style-name="T2">input a, b; </text:span></text:p>
          </draw:text-box>
        </draw:frame>
        <draw:frame draw:style-name="gr2" draw:text-style-name="P3" draw:layer="layout" svg:width="0.388cm" svg:height="0.454cm" svg:x="2.541cm" svg:y="5.81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583cm" svg:height="0.454cm" svg:x="3.811cm" svg:y="5.811cm">
          <draw:text-box>
            <text:p text:style-name="P2"><text:span text:style-name="T2">output sum, cout; </text:span></text:p>
          </draw:text-box>
        </draw:frame>
        <draw:frame draw:style-name="gr2" draw:text-style-name="P3" draw:layer="layout" svg:width="0.388cm" svg:height="0.454cm" svg:x="2.541cm" svg:y="6.60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7.3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91cm" svg:height="0.454cm" svg:x="3.811cm" svg:y="7.399cm">
          <draw:text-box>
            <text:p text:style-name="P2"><text:span text:style-name="T2">xor(sum, a, b); </text:span></text:p>
          </draw:text-box>
        </draw:frame>
        <draw:frame draw:style-name="gr2" draw:text-style-name="P3" draw:layer="layout" svg:width="0.388cm" svg:height="0.454cm" svg:x="2.541cm" svg:y="8.19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114cm" svg:height="0.454cm" svg:x="3.811cm" svg:y="8.195cm">
          <draw:text-box>
            <text:p text:style-name="P2"><text:span text:style-name="T2">and(cout, a, b); </text:span></text:p>
          </draw:text-box>
        </draw:frame>
        <draw:frame draw:style-name="gr2" draw:text-style-name="P3" draw:layer="layout" svg:width="2.318cm" svg:height="0.454cm" svg:x="2.541cm" svg:y="8.988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9.7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57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183cm" svg:height="0.454cm" svg:x="2.541cm" svg:y="11.367cm">
          <draw:text-box>
            <text:p text:style-name="P2"><text:span text:style-name="T2">/* Dependencies: Half_Adder */ </text:span></text:p>
          </draw:text-box>
        </draw:frame>
        <draw:frame draw:style-name="gr2" draw:text-style-name="P3" draw:layer="layout" svg:width="7.906cm" svg:height="0.454cm" svg:x="2.541cm" svg:y="12.163cm">
          <draw:text-box>
            <text:p text:style-name="P2"><text:span text:style-name="T2">module Full_Adder(sum, cout, a, b, cin); </text:span></text:p>
          </draw:text-box>
        </draw:frame>
        <draw:frame draw:style-name="gr2" draw:text-style-name="P3" draw:layer="layout" svg:width="0.388cm" svg:height="0.454cm" svg:x="2.541cm" svg:y="12.9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23cm" svg:height="0.454cm" svg:x="3.811cm" svg:y="12.954cm">
          <draw:text-box>
            <text:p text:style-name="P2"><text:span text:style-name="T2">input a, b, cin; </text:span></text:p>
          </draw:text-box>
        </draw:frame>
        <draw:frame draw:style-name="gr2" draw:text-style-name="P3" draw:layer="layout" svg:width="0.388cm" svg:height="0.454cm" svg:x="2.541cm" svg:y="13.7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583cm" svg:height="0.454cm" svg:x="3.811cm" svg:y="13.75cm">
          <draw:text-box>
            <text:p text:style-name="P2"><text:span text:style-name="T2">output sum, cout; </text:span></text:p>
          </draw:text-box>
        </draw:frame>
        <draw:frame draw:style-name="gr2" draw:text-style-name="P3" draw:layer="layout" svg:width="0.388cm" svg:height="0.454cm" svg:x="2.541cm" svg:y="14.5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54cm" svg:height="0.454cm" svg:x="3.811cm" svg:y="14.542cm">
          <draw:text-box>
            <text:p text:style-name="P2"><text:span text:style-name="T2">wire s1, cout1, cout2; </text:span></text:p>
          </draw:text-box>
        </draw:frame>
        <draw:frame draw:style-name="gr2" draw:text-style-name="P3" draw:layer="layout" svg:width="0.388cm" svg:height="0.454cm" svg:x="2.541cm" svg:y="15.3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394cm" svg:height="0.454cm" svg:x="3.811cm" svg:y="16.13cm">
          <draw:text-box>
            <text:p text:style-name="P2"><text:span text:style-name="T2">Half_Adder HA1(s1, cout1, a, b); </text:span></text:p>
          </draw:text-box>
        </draw:frame>
        <draw:frame draw:style-name="gr2" draw:text-style-name="P3" draw:layer="layout" svg:width="0.388cm" svg:height="0.454cm" svg:x="2.541cm" svg:y="16.9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313cm" svg:height="0.454cm" svg:x="3.811cm" svg:y="16.922cm">
          <draw:text-box>
            <text:p text:style-name="P2"><text:span text:style-name="T2">Half_Adder HA2(sum, cout2, s1, cin); </text:span></text:p>
          </draw:text-box>
        </draw:frame>
        <draw:frame draw:style-name="gr2" draw:text-style-name="P3" draw:layer="layout" svg:width="0.388cm" svg:height="0.454cm" svg:x="2.541cm" svg:y="17.7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57cm" svg:height="0.454cm" svg:x="3.811cm" svg:y="17.717cm">
          <draw:text-box>
            <text:p text:style-name="P2"><text:span text:style-name="T2">or(cout,cout1,cout2); </text:span></text:p>
          </draw:text-box>
        </draw:frame>
        <draw:frame draw:style-name="gr2" draw:text-style-name="P3" draw:layer="layout" svg:width="2.318cm" svg:height="0.454cm" svg:x="2.541cm" svg:y="18.509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19.30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9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473cm" svg:height="0.454cm" svg:x="2.541cm" svg:y="20.889cm">
          <draw:text-box>
            <text:p text:style-name="P2"><text:span text:style-name="T2">/* Dependencies: Half_Adder, Full_Adder */ </text:span></text:p>
          </draw:text-box>
        </draw:frame>
        <draw:frame draw:style-name="gr2" draw:text-style-name="P3" draw:layer="layout" svg:width="9.044cm" svg:height="0.454cm" svg:x="2.541cm" svg:y="21.685cm">
          <draw:text-box>
            <text:p text:style-name="P2"><text:span text:style-name="T2">module Four_bit_Full_Adder(cout, s, a, b, cin); </text:span></text:p>
          </draw:text-box>
        </draw:frame>
        <draw:frame draw:style-name="gr2" draw:text-style-name="P3" draw:layer="layout" svg:width="0.388cm" svg:height="0.454cm" svg:x="2.541cm" svg:y="22.47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19cm" svg:height="0.454cm" svg:x="3.811cm" svg:y="22.477cm">
          <draw:text-box>
            <text:p text:style-name="P2"><text:span text:style-name="T2">input [3:0]a,b; </text:span></text:p>
          </draw:text-box>
        </draw:frame>
        <draw:frame draw:style-name="gr2" draw:text-style-name="P3" draw:layer="layout" svg:width="0.388cm" svg:height="0.454cm" svg:x="2.541cm" svg:y="23.2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949cm" svg:height="0.454cm" svg:x="3.811cm" svg:y="23.273cm">
          <draw:text-box>
            <text:p text:style-name="P2"><text:span text:style-name="T2">input cin; </text:span></text:p>
          </draw:text-box>
        </draw:frame>
        <draw:frame draw:style-name="gr2" draw:text-style-name="P3" draw:layer="layout" svg:width="0.388cm" svg:height="0.454cm" svg:x="2.541cm" svg:y="24.06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508cm" svg:height="0.454cm" svg:x="3.811cm" svg:y="24.064cm">
          <draw:text-box>
            <text:p text:style-name="P2"><text:span text:style-name="T2">output cout; </text:span></text:p>
          </draw:text-box>
        </draw:frame>
        <draw:frame draw:style-name="gr2" draw:text-style-name="P3" draw:layer="layout" svg:width="0.388cm" svg:height="0.454cm" svg:x="2.541cm" svg:y="24.8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96cm" svg:height="0.454cm" svg:x="3.811cm" svg:y="24.856cm">
          <draw:text-box>
            <text:p text:style-name="P2"><text:span text:style-name="T2">output [3:0]s; </text:span></text:p>
          </draw:text-box>
        </draw:frame>
      </draw:page>
      <draw:page draw:name="page8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851cm" svg:height="0.454cm" svg:x="3.811cm" svg:y="2.548cm">
          <draw:text-box>
            <text:p text:style-name="P2"><text:span text:style-name="T2">wire c0,c1,c2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991cm" svg:height="0.454cm" svg:x="3.811cm" svg:y="4.135cm">
          <draw:text-box>
            <text:p text:style-name="P2"><text:span text:style-name="T2">Full_Adder f1(s[0],c0,a[0],b[0],cin)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885cm" svg:height="0.454cm" svg:x="3.811cm" svg:y="4.927cm">
          <draw:text-box>
            <text:p text:style-name="P2"><text:span text:style-name="T2">Full_Adder f2(s[1],c1,a[1],b[1],c0)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885cm" svg:height="0.454cm" svg:x="3.811cm" svg:y="5.723cm">
          <draw:text-box>
            <text:p text:style-name="P2"><text:span text:style-name="T2">Full_Adder f3(s[2],c2,a[2],b[2],c1)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271cm" svg:height="0.454cm" svg:x="3.811cm" svg:y="6.514cm">
          <draw:text-box>
            <text:p text:style-name="P2"><text:span text:style-name="T2">Full_Adder f4(s[3],cout,a[3],b[3],c2); </text:span></text:p>
          </draw:text-box>
        </draw:frame>
        <draw:frame draw:style-name="gr2" draw:text-style-name="P3" draw:layer="layout" svg:width="2.322cm" svg:height="0.454cm" svg:x="2.541cm" svg:y="7.31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1.716cm" svg:height="0.454cm" svg:x="2.541cm" svg:y="9.69cm">
          <draw:text-box>
            <text:p text:style-name="P2"><text:span text:style-name="T2">/* Dependencies: Half_Adder, Full_Adder, 4bit_Full_Adder */ </text:span></text:p>
          </draw:text-box>
        </draw:frame>
        <draw:frame draw:style-name="gr2" draw:text-style-name="P3" draw:layer="layout" svg:width="7.427cm" svg:height="0.454cm" svg:x="2.541cm" svg:y="10.482cm">
          <draw:text-box>
            <text:p text:style-name="P2"><text:span text:style-name="T2">module BCD_Adder(cout, s, a, b, cin); 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73cm" svg:height="0.454cm" svg:x="3.811cm" svg:y="11.278cm">
          <draw:text-box>
            <text:p text:style-name="P2"><text:span text:style-name="T2">input [3:0] a; 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82cm" svg:height="0.454cm" svg:x="3.811cm" svg:y="12.069cm">
          <draw:text-box>
            <text:p text:style-name="P2"><text:span text:style-name="T2">input [3:0] b; 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949cm" svg:height="0.454cm" svg:x="3.811cm" svg:y="12.861cm">
          <draw:text-box>
            <text:p text:style-name="P2"><text:span text:style-name="T2">input cin; 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19cm" svg:height="0.454cm" svg:x="3.811cm" svg:y="13.657cm">
          <draw:text-box>
            <text:p text:style-name="P2"><text:span text:style-name="T2">output [3:0] s; 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508cm" svg:height="0.454cm" svg:x="3.811cm" svg:y="14.449cm">
          <draw:text-box>
            <text:p text:style-name="P2"><text:span text:style-name="T2">output cout; 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27cm" svg:height="0.454cm" svg:x="3.811cm" svg:y="15.245cm">
          <draw:text-box>
            <text:p text:style-name="P2"><text:span text:style-name="T2">reg cin2 = 1'b0; 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61cm" svg:height="0.454cm" svg:x="3.811cm" svg:y="16.037cm">
          <draw:text-box>
            <text:p text:style-name="P2"><text:span text:style-name="T2">wire [3:0] s1, b2; 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3cm" svg:height="0.454cm" svg:x="3.811cm" svg:y="16.833cm">
          <draw:text-box>
            <text:p text:style-name="P2"><text:span text:style-name="T2">wire and1, and2, or1, carry1, carry2; 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9.201cm" svg:height="0.454cm" svg:x="3.811cm" svg:y="18.416cm">
          <draw:text-box>
            <text:p text:style-name="P2"><text:span text:style-name="T2">Four_bit_Full_Adder FFA1(carry1, s1, a, b, cin); 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896cm" svg:height="0.454cm" svg:x="3.811cm" svg:y="20.003cm">
          <draw:text-box>
            <text:p text:style-name="P2"><text:span text:style-name="T2">and (and1, s1[3], s1[2]); 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896cm" svg:height="0.454cm" svg:x="3.811cm" svg:y="20.8cm">
          <draw:text-box>
            <text:p text:style-name="P2"><text:span text:style-name="T2">and (and2, s1[3], s1[1]); 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76cm" svg:height="0.454cm" svg:x="3.811cm" svg:y="21.592cm">
          <draw:text-box>
            <text:p text:style-name="P2"><text:span text:style-name="T2">or (or1, and1, and2); 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01cm" svg:height="0.454cm" svg:x="3.811cm" svg:y="22.388cm">
          <draw:text-box>
            <text:p text:style-name="P2"><text:span text:style-name="T2">or(cout, carry1, or1); </text:span></text:p>
          </draw:text-box>
        </draw:frame>
        <draw:frame draw:style-name="gr2" draw:text-style-name="P3" draw:layer="layout" svg:width="0.388cm" svg:height="0.454cm" svg:x="7.622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8.892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334cm" svg:height="0.454cm" svg:x="3.811cm" svg:y="23.971cm">
          <draw:text-box>
            <text:p text:style-name="P2"><text:span text:style-name="T2">buf(b2[0], 1'b0); 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334cm" svg:height="0.454cm" svg:x="3.811cm" svg:y="24.767cm">
          <draw:text-box>
            <text:p text:style-name="P2"><text:span text:style-name="T2">buf(b2[3], 1'b0); </text:span></text:p>
          </draw:text-box>
        </draw:frame>
      </draw:page>
      <draw:page draw:name="page9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334cm" svg:height="0.454cm" svg:x="3.811cm" svg:y="2.548cm">
          <draw:text-box>
            <text:p text:style-name="P2"><text:span text:style-name="T2">buf(b2[1], cout)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334cm" svg:height="0.454cm" svg:x="3.811cm" svg:y="3.339cm">
          <draw:text-box>
            <text:p text:style-name="P2"><text:span text:style-name="T2">buf(b2[2], cout)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9.667cm" svg:height="0.454cm" svg:x="3.811cm" svg:y="4.927cm">
          <draw:text-box>
            <text:p text:style-name="P2"><text:span text:style-name="T2">Four_bit_Full_Adder FFA2(carry2, s, s1, b2, cin2)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318cm" svg:height="0.454cm" svg:x="2.541cm" svg:y="6.514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625cm" svg:height="0.454cm" svg:x="2.541cm" svg:y="8.102cm">
          <draw:text-box>
            <text:p text:style-name="P2"><text:span text:style-name="T2">module BCD_Adder_tb; 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813cm" svg:height="0.454cm" svg:x="3.811cm" svg:y="8.894cm">
          <draw:text-box>
            <text:p text:style-name="P2"><text:span text:style-name="T2">reg [3:0] a, b; 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598cm" svg:height="0.454cm" svg:x="3.811cm" svg:y="9.69cm">
          <draw:text-box>
            <text:p text:style-name="P2"><text:span text:style-name="T2">reg cin; 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059cm" svg:height="0.454cm" svg:x="3.811cm" svg:y="10.482cm">
          <draw:text-box>
            <text:p text:style-name="P2"><text:span text:style-name="T2">wire cout; 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47cm" svg:height="0.454cm" svg:x="3.811cm" svg:y="11.278cm">
          <draw:text-box>
            <text:p text:style-name="P2"><text:span text:style-name="T2">wire [3:0] s; 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5cm" svg:height="0.454cm" svg:x="3.811cm" svg:y="12.861cm">
          <draw:text-box>
            <text:p text:style-name="P2"><text:span text:style-name="T2">BCD_Adder BA(cout, s, a, b, cin); 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411cm" svg:height="0.454cm" svg:x="3.811cm" svg:y="14.449cm">
          <draw:text-box>
            <text:p text:style-name="P2"><text:span text:style-name="T2">initial begin 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15.245cm">
          <draw:text-box>
            <text:p text:style-name="P2"><text:span text:style-name="T2">a = 4'b0000; b = 4'b0000; cin = 1'b0; #50; 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16.037cm">
          <draw:text-box>
            <text:p text:style-name="P2"><text:span text:style-name="T2">a = 4'b0000; b = 4'b0001; cin = 1'b0; #50; 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16.833cm">
          <draw:text-box>
            <text:p text:style-name="P2"><text:span text:style-name="T2">a = 4'b0001; b = 4'b0001; cin = 1'b0; #50; 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17.624cm">
          <draw:text-box>
            <text:p text:style-name="P2"><text:span text:style-name="T2">a = 4'b0010; b = 4'b0001; cin = 1'b0; #50; 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18.416cm">
          <draw:text-box>
            <text:p text:style-name="P2"><text:span text:style-name="T2">a = 4'b0010; b = 4'b0010; cin = 1'b0; #50; 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19.212cm">
          <draw:text-box>
            <text:p text:style-name="P2"><text:span text:style-name="T2">a = 4'b0010; b = 4'b0011; cin = 1'b0; #50; 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0.003cm">
          <draw:text-box>
            <text:p text:style-name="P2"><text:span text:style-name="T2">a = 4'b0101; b = 4'b0001; cin = 1'b0; #50; 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0.8cm">
          <draw:text-box>
            <text:p text:style-name="P2"><text:span text:style-name="T2">a = 4'b0101; b = 4'b0010; cin = 1'b0; #50; 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1.592cm">
          <draw:text-box>
            <text:p text:style-name="P2"><text:span text:style-name="T2">a = 4'b1000; b = 4'b0000; cin = 1'b0; #50; 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2.388cm">
          <draw:text-box>
            <text:p text:style-name="P2"><text:span text:style-name="T2">a = 4'b0110; b = 4'b0011; cin = 1'b0; #50; 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3.179cm">
          <draw:text-box>
            <text:p text:style-name="P2"><text:span text:style-name="T2">a = 4'b1000; b = 4'b0001; cin = 1'b1; #50; 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3.971cm">
          <draw:text-box>
            <text:p text:style-name="P2"><text:span text:style-name="T2">a = 4'b1000; b = 4'b0010; cin = 1'b1; #50; 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4.7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4.767cm">
          <draw:text-box>
            <text:p text:style-name="P2"><text:span text:style-name="T2">a = 4'b1000; b = 4'b0011; cin = 1'b1; #50; </text:span></text:p>
          </draw:text-box>
        </draw:frame>
      </draw:page>
      <draw:page draw:name="page10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2.548cm">
          <draw:text-box>
            <text:p text:style-name="P2"><text:span text:style-name="T2">a = 4'b1011; b = 4'b0001; cin = 1'b1; #50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3.339cm">
          <draw:text-box>
            <text:p text:style-name="P2"><text:span text:style-name="T2">a = 4'b0100; b = 4'b1001; cin = 1'b1; #50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4.135cm">
          <draw:text-box>
            <text:p text:style-name="P2"><text:span text:style-name="T2">a = 4'b0110; b = 4'b1000; cin = 1'b1; #50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4.927cm">
          <draw:text-box>
            <text:p text:style-name="P2"><text:span text:style-name="T2">a = 4'b1001; b = 4'b0110; cin = 1'b1; #50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5.723cm">
          <draw:text-box>
            <text:p text:style-name="P2"><text:span text:style-name="T2">a = 4'b1010; b = 4'b0110; cin = 1'b1; #50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6.514cm">
          <draw:text-box>
            <text:p text:style-name="P2"><text:span text:style-name="T2">a = 4'b1101; b = 4'b0100; cin = 1'b1; #50;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63cm" svg:height="0.454cm" svg:x="5.081cm" svg:y="7.31cm">
          <draw:text-box>
            <text:p text:style-name="P2"><text:span text:style-name="T2">a = 4'b1110; b = 4'b0100; cin = 1'b1; #50; 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57cm" svg:height="0.454cm" svg:x="3.811cm" svg:y="8.102cm">
          <draw:text-box>
            <text:p text:style-name="P2"><text:span text:style-name="T2">end </text:span></text:p>
          </draw:text-box>
        </draw:frame>
        <draw:frame draw:style-name="gr2" draw:text-style-name="P3" draw:layer="layout" svg:width="2.318cm" svg:height="0.454cm" svg:x="2.541cm" svg:y="8.894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4.438cm" svg:height="0.518cm" svg:x="2.54cm" svg:y="2.539cm" svg:viewBox="0 0 4439 519" draw:points="0,519 4439,519 4439,0 0,0">
          <text:p/>
        </draw:polygon>
        <draw:frame draw:style-name="gr2" draw:text-style-name="P3" draw:layer="layout" svg:width="5.484cm" svg:height="0.454cm" svg:x="2.541cm" svg:y="2.598cm">
          <draw:text-box>
            <text:p text:style-name="P2"><text:span text:style-name="T1">4bit_Sequential_Counter</text:span><text:span text:style-name="T2"> </text:span></text:p>
          </draw:text-box>
        </draw:frame>
        <draw:frame draw:style-name="gr2" draw:text-style-name="P3" draw:layer="layout" svg:width="0.388cm" svg:height="0.454cm" svg:x="2.541cm" svg:y="3.38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813cm" svg:height="0.454cm" svg:x="2.541cm" svg:y="4.182cm">
          <draw:text-box>
            <text:p text:style-name="P2"><text:span text:style-name="T2">/* During wave simulation in ModelSim, </text:span></text:p>
          </draw:text-box>
        </draw:frame>
        <draw:frame draw:style-name="gr2" draw:text-style-name="P3" draw:layer="layout" svg:width="5.759cm" svg:height="0.454cm" svg:x="2.541cm" svg:y="4.973cm">
          <draw:text-box>
            <text:p text:style-name="P2"><text:span text:style-name="T2">Set the variable Clk as clock. </text:span></text:p>
          </draw:text-box>
        </draw:frame>
        <draw:frame draw:style-name="gr2" draw:text-style-name="P3" draw:layer="layout" svg:width="9.464cm" svg:height="0.454cm" svg:x="2.541cm" svg:y="5.769cm">
          <draw:text-box>
            <text:p text:style-name="P2"><text:span text:style-name="T2">Force the value of Clr to 0 only for the first run. <text:s/></text:span></text:p>
          </draw:text-box>
        </draw:frame>
        <draw:frame draw:style-name="gr2" draw:text-style-name="P3" draw:layer="layout" svg:width="7.817cm" svg:height="0.454cm" svg:x="2.541cm" svg:y="6.561cm">
          <draw:text-box>
            <text:p text:style-name="P2"><text:span text:style-name="T2">After the first run, force the value to 1. <text:s/></text:span></text:p>
          </draw:text-box>
        </draw:frame>
        <draw:frame draw:style-name="gr2" draw:text-style-name="P3" draw:layer="layout" svg:width="0.451cm" svg:height="0.454cm" svg:x="2.541cm" svg:y="7.352cm">
          <draw:text-box>
            <text:p text:style-name="P2"><text:span text:style-name="T2">*/ </text:span></text:p>
          </draw:text-box>
        </draw:frame>
        <draw:frame draw:style-name="gr2" draw:text-style-name="P3" draw:layer="layout" svg:width="7.813cm" svg:height="0.454cm" svg:x="2.541cm" svg:y="8.148cm">
          <draw:text-box>
            <text:p text:style-name="P2"><text:span text:style-name="T2">module JK_FlipFlop(Q, Qb, J, K, Clk, Clr); </text:span></text:p>
          </draw:text-box>
        </draw:frame>
        <draw:frame draw:style-name="gr2" draw:text-style-name="P3" draw:layer="layout" svg:width="0.388cm" svg:height="0.454cm" svg:x="2.541cm" svg:y="8.94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63cm" svg:height="0.454cm" svg:x="3.811cm" svg:y="8.941cm">
          <draw:text-box>
            <text:p text:style-name="P2"><text:span text:style-name="T2">input J, K, Clk, Clr; </text:span></text:p>
          </draw:text-box>
        </draw:frame>
        <draw:frame draw:style-name="gr2" draw:text-style-name="P3" draw:layer="layout" svg:width="0.388cm" svg:height="0.454cm" svg:x="2.541cm" svg:y="9.7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58cm" svg:height="0.454cm" svg:x="3.811cm" svg:y="9.737cm">
          <draw:text-box>
            <text:p text:style-name="P2"><text:span text:style-name="T2">output Q, Qb; </text:span></text:p>
          </draw:text-box>
        </draw:frame>
        <draw:frame draw:style-name="gr2" draw:text-style-name="P3" draw:layer="layout" svg:width="0.388cm" svg:height="0.454cm" svg:x="2.541cm" svg:y="10.52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969cm" svg:height="0.454cm" svg:x="3.811cm" svg:y="10.528cm">
          <draw:text-box>
            <text:p text:style-name="P2"><text:span text:style-name="T2">wire w1, w2, w3, w4, w5, Q1, Qb1, Clkb; </text:span></text:p>
          </draw:text-box>
        </draw:frame>
        <draw:frame draw:style-name="gr2" draw:text-style-name="P3" draw:layer="layout" svg:width="0.388cm" svg:height="0.454cm" svg:x="2.541cm" svg:y="11.3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1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896cm" svg:height="0.454cm" svg:x="3.811cm" svg:y="12.116cm">
          <draw:text-box>
            <text:p text:style-name="P2"><text:span text:style-name="T2">nand(w1, J, Qb, Clk, Clr); </text:span></text:p>
          </draw:text-box>
        </draw:frame>
        <draw:frame draw:style-name="gr2" draw:text-style-name="P3" draw:layer="layout" svg:width="0.388cm" svg:height="0.454cm" svg:x="2.541cm" svg:y="12.9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003cm" svg:height="0.454cm" svg:x="3.811cm" svg:y="12.908cm">
          <draw:text-box>
            <text:p text:style-name="P2"><text:span text:style-name="T2">nand(w2, K, Q, Clk); </text:span></text:p>
          </draw:text-box>
        </draw:frame>
        <draw:frame draw:style-name="gr2" draw:text-style-name="P3" draw:layer="layout" svg:width="0.388cm" svg:height="0.454cm" svg:x="2.541cm" svg:y="13.7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47cm" svg:height="0.454cm" svg:x="3.811cm" svg:y="13.703cm">
          <draw:text-box>
            <text:p text:style-name="P2"><text:span text:style-name="T2">nand(Q1, w1, Qb1); </text:span></text:p>
          </draw:text-box>
        </draw:frame>
        <draw:frame draw:style-name="gr2" draw:text-style-name="P3" draw:layer="layout" svg:width="0.388cm" svg:height="0.454cm" svg:x="2.541cm" svg:y="14.49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735cm" svg:height="0.454cm" svg:x="3.811cm" svg:y="14.496cm">
          <draw:text-box>
            <text:p text:style-name="P2"><text:span text:style-name="T2">nand(Qb1, w2, Q1, Clr); </text:span></text:p>
          </draw:text-box>
        </draw:frame>
        <draw:frame draw:style-name="gr2" draw:text-style-name="P3" draw:layer="layout" svg:width="0.388cm" svg:height="0.454cm" svg:x="2.541cm" svg:y="15.2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8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898cm" svg:height="0.454cm" svg:x="3.811cm" svg:y="16.083cm">
          <draw:text-box>
            <text:p text:style-name="P2"><text:span text:style-name="T2">not(Clkb, Clk); </text:span></text:p>
          </draw:text-box>
        </draw:frame>
        <draw:frame draw:style-name="gr2" draw:text-style-name="P3" draw:layer="layout" svg:width="0.388cm" svg:height="0.454cm" svg:x="2.541cm" svg:y="16.87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98cm" svg:height="0.454cm" svg:x="3.811cm" svg:y="17.671cm">
          <draw:text-box>
            <text:p text:style-name="P2"><text:span text:style-name="T2">nand(w3, Q1, Clkb); </text:span></text:p>
          </draw:text-box>
        </draw:frame>
        <draw:frame draw:style-name="gr2" draw:text-style-name="P3" draw:layer="layout" svg:width="0.388cm" svg:height="0.454cm" svg:x="2.541cm" svg:y="18.46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44cm" svg:height="0.454cm" svg:x="3.811cm" svg:y="18.462cm">
          <draw:text-box>
            <text:p text:style-name="P2"><text:span text:style-name="T2">nand(w4, Qb1, Clkb); </text:span></text:p>
          </draw:text-box>
        </draw:frame>
        <draw:frame draw:style-name="gr2" draw:text-style-name="P3" draw:layer="layout" svg:width="0.388cm" svg:height="0.454cm" svg:x="2.541cm" svg:y="19.25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48cm" svg:height="0.454cm" svg:x="3.811cm" svg:y="19.258cm">
          <draw:text-box>
            <text:p text:style-name="P2"><text:span text:style-name="T2">nand(Q, w3, Qb); </text:span></text:p>
          </draw:text-box>
        </draw:frame>
        <draw:frame draw:style-name="gr2" draw:text-style-name="P3" draw:layer="layout" svg:width="0.388cm" svg:height="0.454cm" svg:x="2.541cm" svg:y="20.0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235cm" svg:height="0.454cm" svg:x="3.811cm" svg:y="20.05cm">
          <draw:text-box>
            <text:p text:style-name="P2"><text:span text:style-name="T2">nand(Qb, w4, Q, Clr); </text:span></text:p>
          </draw:text-box>
        </draw:frame>
        <draw:frame draw:style-name="gr2" draw:text-style-name="P3" draw:layer="layout" svg:width="2.318cm" svg:height="0.454cm" svg:x="2.541cm" svg:y="20.847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21.6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4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191cm" svg:height="0.454cm" svg:x="2.541cm" svg:y="23.226cm">
          <draw:text-box>
            <text:p text:style-name="P2"><text:span text:style-name="T2">/* Dependencies: JK Flip-Flop */ </text:span></text:p>
          </draw:text-box>
        </draw:frame>
        <draw:frame draw:style-name="gr2" draw:text-style-name="P3" draw:layer="layout" svg:width="7.813cm" svg:height="0.454cm" svg:x="2.541cm" svg:y="24.018cm">
          <draw:text-box>
            <text:p text:style-name="P2"><text:span text:style-name="T2">/* During wave simulation in ModelSim, </text:span></text:p>
          </draw:text-box>
        </draw:frame>
        <draw:frame draw:style-name="gr2" draw:text-style-name="P3" draw:layer="layout" svg:width="5.759cm" svg:height="0.454cm" svg:x="2.541cm" svg:y="24.813cm">
          <draw:text-box>
            <text:p text:style-name="P2"><text:span text:style-name="T2">Set the variable Clk as clock. </text:span></text:p>
          </draw:text-box>
        </draw:frame>
      </draw:page>
      <draw:page draw:name="page12" draw:style-name="dp1" draw:master-page-name="master-page20">
        <draw:frame draw:style-name="gr2" draw:text-style-name="P3" draw:layer="layout" svg:width="9.464cm" svg:height="0.454cm" svg:x="2.541cm" svg:y="2.548cm">
          <draw:text-box>
            <text:p text:style-name="P2"><text:span text:style-name="T2">Force the value of Clr to 0 only for the first run. <text:s/></text:span></text:p>
          </draw:text-box>
        </draw:frame>
        <draw:frame draw:style-name="gr2" draw:text-style-name="P3" draw:layer="layout" svg:width="7.817cm" svg:height="0.454cm" svg:x="2.541cm" svg:y="3.339cm">
          <draw:text-box>
            <text:p text:style-name="P2"><text:span text:style-name="T2">After the first run, force the value to 1. <text:s/></text:span></text:p>
          </draw:text-box>
        </draw:frame>
        <draw:frame draw:style-name="gr2" draw:text-style-name="P3" draw:layer="layout" svg:width="0.451cm" svg:height="0.454cm" svg:x="2.541cm" svg:y="4.135cm">
          <draw:text-box>
            <text:p text:style-name="P2"><text:span text:style-name="T2">*/ </text:span></text:p>
          </draw:text-box>
        </draw:frame>
        <draw:frame draw:style-name="gr2" draw:text-style-name="P3" draw:layer="layout" svg:width="7.305cm" svg:height="0.454cm" svg:x="2.541cm" svg:y="4.927cm">
          <draw:text-box>
            <text:p text:style-name="P2"><text:span text:style-name="T2">module T_FlipFlop(Q, Qb, T, Clk, Clr)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253cm" svg:height="0.454cm" svg:x="3.811cm" svg:y="5.723cm">
          <draw:text-box>
            <text:p text:style-name="P2"><text:span text:style-name="T2">input T, Clk, Clr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58cm" svg:height="0.454cm" svg:x="3.811cm" svg:y="6.514cm">
          <draw:text-box>
            <text:p text:style-name="P2"><text:span text:style-name="T2">output Q, Qb;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275cm" svg:height="0.454cm" svg:x="3.811cm" svg:y="8.102cm">
          <draw:text-box>
            <text:p text:style-name="P2"><text:span text:style-name="T2">JK_FlipFlop JKFF(Q, Qb, T, T, Clk, Clr); </text:span></text:p>
          </draw:text-box>
        </draw:frame>
        <draw:frame draw:style-name="gr2" draw:text-style-name="P3" draw:layer="layout" svg:width="2.322cm" svg:height="0.454cm" svg:x="2.541cm" svg:y="8.894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7.879cm" svg:height="0.454cm" svg:x="2.541cm" svg:y="10.482cm">
          <draw:text-box>
            <text:p text:style-name="P2"><text:span text:style-name="T2">/* Sequence: 0000 -&gt; 1000 -&gt; 1100 -&gt; 1110 -&gt; 1111 -&gt; 0111 -&gt; 0011 -&gt; 0001 -&gt; 0000 */ </text:span></text:p>
          </draw:text-box>
        </draw:frame>
        <draw:frame draw:style-name="gr2" draw:text-style-name="P3" draw:layer="layout" svg:width="8.443cm" svg:height="0.454cm" svg:x="2.541cm" svg:y="11.278cm">
          <draw:text-box>
            <text:p text:style-name="P2"><text:span text:style-name="T2">/* Dependencies: JK Flip-Flop, T Flip-Flop */ </text:span></text:p>
          </draw:text-box>
        </draw:frame>
        <draw:frame draw:style-name="gr2" draw:text-style-name="P3" draw:layer="layout" svg:width="7.813cm" svg:height="0.454cm" svg:x="2.541cm" svg:y="12.069cm">
          <draw:text-box>
            <text:p text:style-name="P2"><text:span text:style-name="T2">/* During wave simulation in ModelSim, </text:span></text:p>
          </draw:text-box>
        </draw:frame>
        <draw:frame draw:style-name="gr2" draw:text-style-name="P3" draw:layer="layout" svg:width="5.759cm" svg:height="0.454cm" svg:x="2.541cm" svg:y="12.861cm">
          <draw:text-box>
            <text:p text:style-name="P2"><text:span text:style-name="T2">Set the variable Clk as clock. </text:span></text:p>
          </draw:text-box>
        </draw:frame>
        <draw:frame draw:style-name="gr2" draw:text-style-name="P3" draw:layer="layout" svg:width="11.157cm" svg:height="0.454cm" svg:x="2.541cm" svg:y="13.657cm">
          <draw:text-box>
            <text:p text:style-name="P2"><text:span text:style-name="T2">Force the value of Clr variable to 0 only for the first run. <text:s/></text:span></text:p>
          </draw:text-box>
        </draw:frame>
        <draw:frame draw:style-name="gr2" draw:text-style-name="P3" draw:layer="layout" svg:width="7.906cm" svg:height="0.454cm" svg:x="2.541cm" svg:y="14.449cm">
          <draw:text-box>
            <text:p text:style-name="P2"><text:span text:style-name="T2">After the first run, Force the value to 1. <text:s/></text:span></text:p>
          </draw:text-box>
        </draw:frame>
        <draw:frame draw:style-name="gr2" draw:text-style-name="P3" draw:layer="layout" svg:width="0.451cm" svg:height="0.454cm" svg:x="2.541cm" svg:y="15.245cm">
          <draw:text-box>
            <text:p text:style-name="P2"><text:span text:style-name="T2">*/ </text:span></text:p>
          </draw:text-box>
        </draw:frame>
        <draw:frame draw:style-name="gr2" draw:text-style-name="P3" draw:layer="layout" svg:width="7.91cm" svg:height="0.454cm" svg:x="2.541cm" svg:y="16.037cm">
          <draw:text-box>
            <text:p text:style-name="P2"><text:span text:style-name="T2">module Sequential_Counter(Q, Clk, Clr); 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71cm" svg:height="0.454cm" svg:x="3.811cm" svg:y="16.833cm">
          <draw:text-box>
            <text:p text:style-name="P2"><text:span text:style-name="T2">input Clk, Clr; 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02cm" svg:height="0.454cm" svg:x="3.811cm" svg:y="17.624cm">
          <draw:text-box>
            <text:p text:style-name="P2"><text:span text:style-name="T2">output [3:0] Q; 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215cm" svg:height="0.454cm" svg:x="3.811cm" svg:y="18.416cm">
          <draw:text-box>
            <text:p text:style-name="P2"><text:span text:style-name="T2">wire [3:0] Qb, t; 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04cm" svg:height="0.454cm" svg:x="3.811cm" svg:y="20.003cm">
          <draw:text-box>
            <text:p text:style-name="P2"><text:span text:style-name="T2">xor(t[0], Q[0], Q[1]); 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359cm" svg:height="0.454cm" svg:x="3.811cm" svg:y="20.8cm">
          <draw:text-box>
            <text:p text:style-name="P2"><text:span text:style-name="T2">T_FlipFlop TFF0(Q[0], Qb[0], t[0], Clk, Clr); 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04cm" svg:height="0.454cm" svg:x="3.811cm" svg:y="22.388cm">
          <draw:text-box>
            <text:p text:style-name="P2"><text:span text:style-name="T2">xor(t[1], Q[1], Q[2]); 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359cm" svg:height="0.454cm" svg:x="3.811cm" svg:y="23.179cm">
          <draw:text-box>
            <text:p text:style-name="P2"><text:span text:style-name="T2">T_FlipFlop TFF1(Q[1], Qb[1], t[1], Clk, Clr); 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04cm" svg:height="0.454cm" svg:x="3.811cm" svg:y="24.767cm">
          <draw:text-box>
            <text:p text:style-name="P2"><text:span text:style-name="T2">xor(t[2], Q[2], Q[3]); </text:span></text:p>
          </draw:text-box>
        </draw:frame>
      </draw:page>
      <draw:page draw:name="page13" draw:style-name="dp1" draw:master-page-name="master-page2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359cm" svg:height="0.454cm" svg:x="3.811cm" svg:y="2.548cm">
          <draw:text-box>
            <text:p text:style-name="P2"><text:span text:style-name="T2">T_FlipFlop TFF2(Q[2], Qb[2], t[2], Clk, Clr)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5cm" svg:height="0.454cm" svg:x="3.811cm" svg:y="4.135cm">
          <draw:text-box>
            <text:p text:style-name="P2"><text:span text:style-name="T2">xnor(t[3], Q[0], Q[3])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359cm" svg:height="0.454cm" svg:x="3.811cm" svg:y="4.927cm">
          <draw:text-box>
            <text:p text:style-name="P2"><text:span text:style-name="T2">T_FlipFlop TFF3(Q[3], Qb[3], t[3], Clk, Clr); </text:span></text:p>
          </draw:text-box>
        </draw:frame>
        <draw:frame draw:style-name="gr2" draw:text-style-name="P3" draw:layer="layout" svg:width="0.388cm" svg:height="0.454cm" svg:x="11.432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322cm" svg:height="0.454cm" svg:x="2.541cm" svg:y="6.514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3.027cm" svg:height="0.518cm" svg:x="2.54cm" svg:y="2.539cm" svg:viewBox="0 0 3028 519" draw:points="0,519 3028,519 3028,0 0,0">
          <text:p/>
        </draw:polygon>
        <draw:frame draw:style-name="gr2" draw:text-style-name="P3" draw:layer="layout" svg:width="3.795cm" svg:height="0.454cm" svg:x="2.541cm" svg:y="2.598cm">
          <draw:text-box>
            <text:p text:style-name="P2"><text:span text:style-name="T1">BCD_to_Excess-3 </text:span></text:p>
          </draw:text-box>
        </draw:frame>
        <draw:frame draw:style-name="gr2" draw:text-style-name="P3" draw:layer="layout" svg:width="0.388cm" svg:height="0.454cm" svg:x="2.541cm" svg:y="3.4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2.541cm" svg:y="4.2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081cm" svg:height="0.454cm" svg:x="2.541cm" svg:y="5.066cm">
          <draw:text-box>
            <text:p text:style-name="P2"><text:span text:style-name="T2">module BCD_to_Excess3(e, b); </text:span></text:p>
          </draw:text-box>
        </draw:frame>
        <draw:frame draw:style-name="gr2" draw:text-style-name="P3" draw:layer="layout" svg:width="0.388cm" svg:height="0.454cm" svg:x="2.541cm" svg:y="5.85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82cm" svg:height="0.454cm" svg:x="3.811cm" svg:y="5.858cm">
          <draw:text-box>
            <text:p text:style-name="P2"><text:span text:style-name="T2">input [3:0] b; </text:span></text:p>
          </draw:text-box>
        </draw:frame>
        <draw:frame draw:style-name="gr2" draw:text-style-name="P3" draw:layer="layout" svg:width="0.388cm" svg:height="0.454cm" svg:x="2.541cm" svg:y="6.6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57cm" svg:height="0.454cm" svg:x="3.811cm" svg:y="6.654cm">
          <draw:text-box>
            <text:p text:style-name="P2"><text:span text:style-name="T2">output [3:0] e; </text:span></text:p>
          </draw:text-box>
        </draw:frame>
        <draw:frame draw:style-name="gr2" draw:text-style-name="P3" draw:layer="layout" svg:width="0.388cm" svg:height="0.454cm" svg:x="2.541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711cm" svg:height="0.454cm" svg:x="3.811cm" svg:y="7.446cm">
          <draw:text-box>
            <text:p text:style-name="P2"><text:span text:style-name="T2">wire w1, w2; <text:s/></text:span></text:p>
          </draw:text-box>
        </draw:frame>
        <draw:frame draw:style-name="gr2" draw:text-style-name="P3" draw:layer="layout" svg:width="0.388cm" svg:height="0.454cm" svg:x="6.351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7.622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077cm" svg:height="0.454cm" svg:x="8.892cm" svg:y="7.446cm">
          <draw:text-box>
            <text:p text:style-name="P2"><text:span text:style-name="T2">// w1=b[0]|b[1], w2=w1&amp;b[2]; </text:span></text:p>
          </draw:text-box>
        </draw:frame>
        <draw:frame draw:style-name="gr2" draw:text-style-name="P3" draw:layer="layout" svg:width="0.388cm" svg:height="0.454cm" svg:x="2.541cm" svg:y="8.2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0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283cm" svg:height="0.454cm" svg:x="3.811cm" svg:y="9.034cm">
          <draw:text-box>
            <text:p text:style-name="P2"><text:span text:style-name="T2">not(e[0], b[0]); <text:s text:c="2"/></text:span></text:p>
          </draw:text-box>
        </draw:frame>
        <draw:frame draw:style-name="gr2" draw:text-style-name="P3" draw:layer="layout" svg:width="3.092cm" svg:height="0.454cm" svg:x="7.622cm" svg:y="9.034cm">
          <draw:text-box>
            <text:p text:style-name="P2"><text:span text:style-name="T2">// e[0] bit (LSB) </text:span></text:p>
          </draw:text-box>
        </draw:frame>
        <draw:frame draw:style-name="gr2" draw:text-style-name="P3" draw:layer="layout" svg:width="0.388cm" svg:height="0.454cm" svg:x="2.541cm" svg:y="9.82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255cm" svg:height="0.454cm" svg:x="3.811cm" svg:y="9.826cm">
          <draw:text-box>
            <text:p text:style-name="P2"><text:span text:style-name="T2">xnor(e[1], b[0], b[1]); // e[1] bit </text:span></text:p>
          </draw:text-box>
        </draw:frame>
        <draw:frame draw:style-name="gr2" draw:text-style-name="P3" draw:layer="layout" svg:width="0.388cm" svg:height="0.454cm" svg:x="2.541cm" svg:y="10.6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617cm" svg:height="0.454cm" svg:x="3.811cm" svg:y="10.622cm">
          <draw:text-box>
            <text:p text:style-name="P2"><text:span text:style-name="T2">or(w1, b[0], b[1]); </text:span></text:p>
          </draw:text-box>
        </draw:frame>
        <draw:frame draw:style-name="gr2" draw:text-style-name="P3" draw:layer="layout" svg:width="0.388cm" svg:height="0.454cm" svg:x="2.541cm" svg:y="11.4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64cm" svg:height="0.454cm" svg:x="3.811cm" svg:y="11.413cm">
          <draw:text-box>
            <text:p text:style-name="P2"><text:span text:style-name="T2">xor(e[2], w1, b[2]); <text:s/></text:span></text:p>
          </draw:text-box>
        </draw:frame>
        <draw:frame draw:style-name="gr2" draw:text-style-name="P3" draw:layer="layout" svg:width="1.937cm" svg:height="0.454cm" svg:x="7.622cm" svg:y="11.413cm">
          <draw:text-box>
            <text:p text:style-name="P2"><text:span text:style-name="T2">// e[2] bit </text:span></text:p>
          </draw:text-box>
        </draw:frame>
        <draw:frame draw:style-name="gr2" draw:text-style-name="P3" draw:layer="layout" svg:width="0.388cm" svg:height="0.454cm" svg:x="2.541cm" svg:y="12.2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715cm" svg:height="0.454cm" svg:x="3.811cm" svg:y="12.209cm">
          <draw:text-box>
            <text:p text:style-name="P2"><text:span text:style-name="T2">and(w2, w1, b[2]); </text:span></text:p>
          </draw:text-box>
        </draw:frame>
        <draw:frame draw:style-name="gr2" draw:text-style-name="P3" draw:layer="layout" svg:width="0.388cm" svg:height="0.454cm" svg:x="2.541cm" svg:y="13.00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613cm" svg:height="0.454cm" svg:x="3.811cm" svg:y="13.001cm">
          <draw:text-box>
            <text:p text:style-name="P2"><text:span text:style-name="T2">or(e[3], w2, b[3]); </text:span></text:p>
          </draw:text-box>
        </draw:frame>
        <draw:frame draw:style-name="gr2" draw:text-style-name="P3" draw:layer="layout" svg:width="0.388cm" svg:height="0.454cm" svg:x="7.622cm" svg:y="13.00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211cm" svg:height="0.454cm" svg:x="8.892cm" svg:y="13.001cm">
          <draw:text-box>
            <text:p text:style-name="P2"><text:span text:style-name="T2">// e[3] bit (MSB) </text:span></text:p>
          </draw:text-box>
        </draw:frame>
        <draw:frame draw:style-name="gr2" draw:text-style-name="P3" draw:layer="layout" svg:width="2.318cm" svg:height="0.454cm" svg:x="2.541cm" svg:y="13.792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14.58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637cm" svg:height="0.454cm" svg:x="2.541cm" svg:y="15.381cm">
          <draw:text-box>
            <text:p text:style-name="P2"><text:span text:style-name="T2">module BCD_to_Excess3_tb; </text:span></text:p>
          </draw:text-box>
        </draw:frame>
        <draw:frame draw:style-name="gr2" draw:text-style-name="P3" draw:layer="layout" svg:width="0.388cm" svg:height="0.454cm" svg:x="2.541cm" svg:y="16.1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23cm" svg:height="0.454cm" svg:x="3.811cm" svg:y="16.176cm">
          <draw:text-box>
            <text:p text:style-name="P2"><text:span text:style-name="T2">reg [3:0] BCD; </text:span></text:p>
          </draw:text-box>
        </draw:frame>
        <draw:frame draw:style-name="gr2" draw:text-style-name="P3" draw:layer="layout" svg:width="0.388cm" svg:height="0.454cm" svg:x="2.541cm" svg:y="16.96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854cm" svg:height="0.454cm" svg:x="3.811cm" svg:y="16.968cm">
          <draw:text-box>
            <text:p text:style-name="P2"><text:span text:style-name="T2">wire [3:0] Excess3; </text:span></text:p>
          </draw:text-box>
        </draw:frame>
        <draw:frame draw:style-name="gr2" draw:text-style-name="P3" draw:layer="layout" svg:width="0.388cm" svg:height="0.454cm" svg:x="2.541cm" svg:y="17.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5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9.485cm" svg:height="0.454cm" svg:x="3.811cm" svg:y="18.556cm">
          <draw:text-box>
            <text:p text:style-name="P2"><text:span text:style-name="T2">BCD_to_Excess3 excess3(.e(Excess3), .b(BCD)); </text:span></text:p>
          </draw:text-box>
        </draw:frame>
        <draw:frame draw:style-name="gr2" draw:text-style-name="P3" draw:layer="layout" svg:width="0.388cm" svg:height="0.454cm" svg:x="2.541cm" svg:y="19.34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14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411cm" svg:height="0.454cm" svg:x="3.811cm" svg:y="20.144cm">
          <draw:text-box>
            <text:p text:style-name="P2"><text:span text:style-name="T2">initial begin </text:span></text:p>
          </draw:text-box>
        </draw:frame>
        <draw:frame draw:style-name="gr2" draw:text-style-name="P3" draw:layer="layout" svg:width="0.388cm" svg:height="0.454cm" svg:x="2.541cm" svg:y="20.9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0.9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0.936cm">
          <draw:text-box>
            <text:p text:style-name="P2"><text:span text:style-name="T2">BCD = 4'b0000; #50; </text:span></text:p>
          </draw:text-box>
        </draw:frame>
        <draw:frame draw:style-name="gr2" draw:text-style-name="P3" draw:layer="layout" svg:width="0.388cm" svg:height="0.454cm" svg:x="2.541cm" svg:y="21.73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1.73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1.732cm">
          <draw:text-box>
            <text:p text:style-name="P2"><text:span text:style-name="T2">BCD = 4'b0001; #50; </text:span></text:p>
          </draw:text-box>
        </draw:frame>
        <draw:frame draw:style-name="gr2" draw:text-style-name="P3" draw:layer="layout" svg:width="0.388cm" svg:height="0.454cm" svg:x="2.541cm" svg:y="22.5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2.5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2.523cm">
          <draw:text-box>
            <text:p text:style-name="P2"><text:span text:style-name="T2">BCD = 4'b0010; #50; </text:span></text:p>
          </draw:text-box>
        </draw:frame>
        <draw:frame draw:style-name="gr2" draw:text-style-name="P3" draw:layer="layout" svg:width="0.388cm" svg:height="0.454cm" svg:x="2.541cm" svg:y="23.31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3.31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3.315cm">
          <draw:text-box>
            <text:p text:style-name="P2"><text:span text:style-name="T2">BCD = 4'b0011; #50; </text:span></text:p>
          </draw:text-box>
        </draw:frame>
        <draw:frame draw:style-name="gr2" draw:text-style-name="P3" draw:layer="layout" svg:width="0.388cm" svg:height="0.454cm" svg:x="2.541cm" svg:y="24.11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4.11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4.111cm">
          <draw:text-box>
            <text:p text:style-name="P2"><text:span text:style-name="T2">BCD = 4'b0100; #50; </text:span></text:p>
          </draw:text-box>
        </draw:frame>
        <draw:frame draw:style-name="gr2" draw:text-style-name="P3" draw:layer="layout" svg:width="0.388cm" svg:height="0.454cm" svg:x="2.541cm" svg:y="24.9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4.9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4.902cm">
          <draw:text-box>
            <text:p text:style-name="P2"><text:span text:style-name="T2">BCD = 4'b0101; #50; </text:span></text:p>
          </draw:text-box>
        </draw:frame>
      </draw:page>
      <draw:page draw:name="page15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2.548cm">
          <draw:text-box>
            <text:p text:style-name="P2"><text:span text:style-name="T2">BCD = 4'b0110; #50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3.339cm">
          <draw:text-box>
            <text:p text:style-name="P2"><text:span text:style-name="T2">BCD = 4'b0111; #50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4.135cm">
          <draw:text-box>
            <text:p text:style-name="P2"><text:span text:style-name="T2">BCD = 4'b1000; #50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345cm" svg:height="0.454cm" svg:x="5.081cm" svg:y="4.927cm">
          <draw:text-box>
            <text:p text:style-name="P2"><text:span text:style-name="T2">BCD = 4'b1001; #50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16cm" svg:height="0.454cm" svg:x="5.081cm" svg:y="5.723cm">
          <draw:text-box>
            <text:p text:style-name="P2"><text:span text:style-name="T2">// input 4'b1010 to 4'b1111 were ignored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57cm" svg:height="0.454cm" svg:x="3.811cm" svg:y="6.514cm">
          <draw:text-box>
            <text:p text:style-name="P2"><text:span text:style-name="T2">end </text:span></text:p>
          </draw:text-box>
        </draw:frame>
        <draw:frame draw:style-name="gr2" draw:text-style-name="P3" draw:layer="layout" svg:width="2.318cm" svg:height="0.454cm" svg:x="2.541cm" svg:y="7.31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3.027cm" svg:height="0.518cm" svg:x="2.54cm" svg:y="2.539cm" svg:viewBox="0 0 3028 519" draw:points="0,519 3028,519 3028,0 0,0">
          <text:p/>
        </draw:polygon>
        <draw:frame draw:style-name="gr2" draw:text-style-name="P3" draw:layer="layout" svg:width="3.795cm" svg:height="0.454cm" svg:x="2.541cm" svg:y="2.598cm">
          <draw:text-box>
            <text:p text:style-name="P2"><text:span text:style-name="T1">Excess-3_to_BCD </text:span></text:p>
          </draw:text-box>
        </draw:frame>
        <draw:frame draw:style-name="gr2" draw:text-style-name="P3" draw:layer="layout" svg:width="0.388cm" svg:height="0.454cm" svg:x="2.541cm" svg:y="3.4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2.541cm" svg:y="4.2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081cm" svg:height="0.454cm" svg:x="2.541cm" svg:y="5.066cm">
          <draw:text-box>
            <text:p text:style-name="P2"><text:span text:style-name="T2">module Excess3_to_BCD(b, e); </text:span></text:p>
          </draw:text-box>
        </draw:frame>
        <draw:frame draw:style-name="gr2" draw:text-style-name="P3" draw:layer="layout" svg:width="0.388cm" svg:height="0.454cm" svg:x="2.541cm" svg:y="5.85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77cm" svg:height="0.454cm" svg:x="3.811cm" svg:y="5.858cm">
          <draw:text-box>
            <text:p text:style-name="P2"><text:span text:style-name="T2">input [3:0] e; </text:span></text:p>
          </draw:text-box>
        </draw:frame>
        <draw:frame draw:style-name="gr2" draw:text-style-name="P3" draw:layer="layout" svg:width="0.388cm" svg:height="0.454cm" svg:x="2.541cm" svg:y="6.6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961cm" svg:height="0.454cm" svg:x="3.811cm" svg:y="6.654cm">
          <draw:text-box>
            <text:p text:style-name="P2"><text:span text:style-name="T2">output [3:0] b; </text:span></text:p>
          </draw:text-box>
        </draw:frame>
        <draw:frame draw:style-name="gr2" draw:text-style-name="P3" draw:layer="layout" svg:width="0.388cm" svg:height="0.454cm" svg:x="2.541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589cm" svg:height="0.454cm" svg:x="3.811cm" svg:y="7.446cm">
          <draw:text-box>
            <text:p text:style-name="P2"><text:span text:style-name="T2">wire w1,w2; <text:s/></text:span></text:p>
          </draw:text-box>
        </draw:frame>
        <draw:frame draw:style-name="gr2" draw:text-style-name="P3" draw:layer="layout" svg:width="0.388cm" svg:height="0.454cm" svg:x="6.351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7.622cm" svg:y="7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064cm" svg:height="0.454cm" svg:x="8.892cm" svg:y="7.446cm">
          <draw:text-box>
            <text:p text:style-name="P2"><text:span text:style-name="T2">// w1=e[0]|e[1], w2=w1&amp;e[2]; </text:span></text:p>
          </draw:text-box>
        </draw:frame>
        <draw:frame draw:style-name="gr2" draw:text-style-name="P3" draw:layer="layout" svg:width="0.388cm" svg:height="0.454cm" svg:x="2.541cm" svg:y="8.2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0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037cm" svg:height="0.454cm" svg:x="3.811cm" svg:y="9.034cm">
          <draw:text-box>
            <text:p text:style-name="P2"><text:span text:style-name="T2">not(b[0], e[0]); </text:span></text:p>
          </draw:text-box>
        </draw:frame>
        <draw:frame draw:style-name="gr2" draw:text-style-name="P3" draw:layer="layout" svg:width="0.388cm" svg:height="0.454cm" svg:x="2.541cm" svg:y="9.82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07cm" svg:height="0.454cm" svg:x="3.811cm" svg:y="9.826cm">
          <draw:text-box>
            <text:p text:style-name="P2"><text:span text:style-name="T2">xor(b[1], e[1], e[0]); </text:span></text:p>
          </draw:text-box>
        </draw:frame>
        <draw:frame draw:style-name="gr2" draw:text-style-name="P3" draw:layer="layout" svg:width="0.388cm" svg:height="0.454cm" svg:x="2.541cm" svg:y="10.6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39cm" svg:height="0.454cm" svg:x="3.811cm" svg:y="10.622cm">
          <draw:text-box>
            <text:p text:style-name="P2"><text:span text:style-name="T2">and(w1, e[0], e[1]); </text:span></text:p>
          </draw:text-box>
        </draw:frame>
        <draw:frame draw:style-name="gr2" draw:text-style-name="P3" draw:layer="layout" svg:width="0.388cm" svg:height="0.454cm" svg:x="2.541cm" svg:y="11.4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087cm" svg:height="0.454cm" svg:x="3.811cm" svg:y="11.413cm">
          <draw:text-box>
            <text:p text:style-name="P2"><text:span text:style-name="T2">xnor(b[2], w1, e[2]); </text:span></text:p>
          </draw:text-box>
        </draw:frame>
        <draw:frame draw:style-name="gr2" draw:text-style-name="P3" draw:layer="layout" svg:width="0.388cm" svg:height="0.454cm" svg:x="2.541cm" svg:y="12.20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38cm" svg:height="0.454cm" svg:x="3.811cm" svg:y="12.209cm">
          <draw:text-box>
            <text:p text:style-name="P2"><text:span text:style-name="T2">or(w2, w1, e[2]); </text:span></text:p>
          </draw:text-box>
        </draw:frame>
        <draw:frame draw:style-name="gr2" draw:text-style-name="P3" draw:layer="layout" svg:width="0.388cm" svg:height="0.454cm" svg:x="2.541cm" svg:y="13.00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943cm" svg:height="0.454cm" svg:x="3.811cm" svg:y="13.001cm">
          <draw:text-box>
            <text:p text:style-name="P2"><text:span text:style-name="T2">and(b[3], w2, e[3]); </text:span></text:p>
          </draw:text-box>
        </draw:frame>
        <draw:frame draw:style-name="gr2" draw:text-style-name="P3" draw:layer="layout" svg:width="2.318cm" svg:height="0.454cm" svg:x="2.541cm" svg:y="13.792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14.58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637cm" svg:height="0.454cm" svg:x="2.541cm" svg:y="15.381cm">
          <draw:text-box>
            <text:p text:style-name="P2"><text:span text:style-name="T2">module Excess3_to_BCD_tb; </text:span></text:p>
          </draw:text-box>
        </draw:frame>
        <draw:frame draw:style-name="gr2" draw:text-style-name="P3" draw:layer="layout" svg:width="0.388cm" svg:height="0.454cm" svg:x="2.541cm" svg:y="16.1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672cm" svg:height="0.454cm" svg:x="3.811cm" svg:y="16.176cm">
          <draw:text-box>
            <text:p text:style-name="P2"><text:span text:style-name="T2">reg [3:0] Excess3; </text:span></text:p>
          </draw:text-box>
        </draw:frame>
        <draw:frame draw:style-name="gr2" draw:text-style-name="P3" draw:layer="layout" svg:width="0.388cm" svg:height="0.454cm" svg:x="2.541cm" svg:y="16.96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105cm" svg:height="0.454cm" svg:x="3.811cm" svg:y="16.968cm">
          <draw:text-box>
            <text:p text:style-name="P2"><text:span text:style-name="T2">wire [3:0] BCD; </text:span></text:p>
          </draw:text-box>
        </draw:frame>
        <draw:frame draw:style-name="gr2" draw:text-style-name="P3" draw:layer="layout" svg:width="0.388cm" svg:height="0.454cm" svg:x="2.541cm" svg:y="17.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55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638cm" svg:height="0.454cm" svg:x="3.811cm" svg:y="18.556cm">
          <draw:text-box>
            <text:p text:style-name="P2"><text:span text:style-name="T2">Excess3_to_BCD e2b(.b(BCD), .e(Excess3)); </text:span></text:p>
          </draw:text-box>
        </draw:frame>
        <draw:frame draw:style-name="gr2" draw:text-style-name="P3" draw:layer="layout" svg:width="0.388cm" svg:height="0.454cm" svg:x="2.541cm" svg:y="19.34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14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411cm" svg:height="0.454cm" svg:x="3.811cm" svg:y="20.144cm">
          <draw:text-box>
            <text:p text:style-name="P2"><text:span text:style-name="T2">initial begin </text:span></text:p>
          </draw:text-box>
        </draw:frame>
        <draw:frame draw:style-name="gr2" draw:text-style-name="P3" draw:layer="layout" svg:width="0.388cm" svg:height="0.454cm" svg:x="2.541cm" svg:y="20.9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0.9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16cm" svg:height="0.454cm" svg:x="5.081cm" svg:y="20.936cm">
          <draw:text-box>
            <text:p text:style-name="P2"><text:span text:style-name="T2">// input 4'b0000 to 4'b0010 were ignored </text:span></text:p>
          </draw:text-box>
        </draw:frame>
        <draw:frame draw:style-name="gr2" draw:text-style-name="P3" draw:layer="layout" svg:width="0.388cm" svg:height="0.454cm" svg:x="2.541cm" svg:y="21.73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1.73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21.732cm">
          <draw:text-box>
            <text:p text:style-name="P2"><text:span text:style-name="T2">Excess3 = 4'b0011; #50; </text:span></text:p>
          </draw:text-box>
        </draw:frame>
        <draw:frame draw:style-name="gr2" draw:text-style-name="P3" draw:layer="layout" svg:width="0.388cm" svg:height="0.454cm" svg:x="2.541cm" svg:y="22.5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2.5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22.523cm">
          <draw:text-box>
            <text:p text:style-name="P2"><text:span text:style-name="T2">Excess3 = 4'b0100; #50; </text:span></text:p>
          </draw:text-box>
        </draw:frame>
        <draw:frame draw:style-name="gr2" draw:text-style-name="P3" draw:layer="layout" svg:width="0.388cm" svg:height="0.454cm" svg:x="2.541cm" svg:y="23.31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3.31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23.315cm">
          <draw:text-box>
            <text:p text:style-name="P2"><text:span text:style-name="T2">Excess3 = 4'b0101; #50; </text:span></text:p>
          </draw:text-box>
        </draw:frame>
        <draw:frame draw:style-name="gr2" draw:text-style-name="P3" draw:layer="layout" svg:width="0.388cm" svg:height="0.454cm" svg:x="2.541cm" svg:y="24.11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4.11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24.111cm">
          <draw:text-box>
            <text:p text:style-name="P2"><text:span text:style-name="T2">Excess3 = 4'b0110; #50; </text:span></text:p>
          </draw:text-box>
        </draw:frame>
        <draw:frame draw:style-name="gr2" draw:text-style-name="P3" draw:layer="layout" svg:width="0.388cm" svg:height="0.454cm" svg:x="2.541cm" svg:y="24.9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4.9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24.902cm">
          <draw:text-box>
            <text:p text:style-name="P2"><text:span text:style-name="T2">Excess3 = 4'b0111; #50; </text:span></text:p>
          </draw:text-box>
        </draw:frame>
      </draw:page>
      <draw:page draw:name="page17" draw:style-name="dp1" draw:master-page-name="master-page3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2.548cm">
          <draw:text-box>
            <text:p text:style-name="P2"><text:span text:style-name="T2">Excess3 = 4'b1000; #50; 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3.339cm">
          <draw:text-box>
            <text:p text:style-name="P2"><text:span text:style-name="T2">Excess3 = 4'b1001; #50; 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4.135cm">
          <draw:text-box>
            <text:p text:style-name="P2"><text:span text:style-name="T2">Excess3 = 4'b1010; #50; 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4.927cm">
          <draw:text-box>
            <text:p text:style-name="P2"><text:span text:style-name="T2">Excess3 = 4'b1011; #50; 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095cm" svg:height="0.454cm" svg:x="5.081cm" svg:y="5.723cm">
          <draw:text-box>
            <text:p text:style-name="P2"><text:span text:style-name="T2">Excess3 = 4'b1100; #50; 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3.81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8.16cm" svg:height="0.454cm" svg:x="5.081cm" svg:y="6.514cm">
          <draw:text-box>
            <text:p text:style-name="P2"><text:span text:style-name="T2">// input 4'b1101 to 4'b1111 were ignored 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857cm" svg:height="0.454cm" svg:x="3.811cm" svg:y="7.31cm">
          <draw:text-box>
            <text:p text:style-name="P2"><text:span text:style-name="T2">end </text:span></text:p>
          </draw:text-box>
        </draw:frame>
        <draw:frame draw:style-name="gr2" draw:text-style-name="P3" draw:layer="layout" svg:width="2.318cm" svg:height="0.454cm" svg:x="2.541cm" svg:y="8.102cm">
          <draw:text-box>
            <text:p text:style-name="P2"><text:span text:style-name="T2">endmodule 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4.4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5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0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6.8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7.6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8.4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9.21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0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0.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1.5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2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1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3.97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24.767cm">
          <draw:text-box>
            <text:p text:style-name="P2"><text:span text:style-name="T2"><text:s/></text:span></text:p>
          </draw:text-box>
        </draw:frame>
      </draw:page>
      <draw:page draw:name="page18" draw:style-name="dp1" draw:master-page-name="master-page26">
        <draw:frame draw:style-name="gr2" draw:text-style-name="P3" draw:layer="layout" svg:width="0.388cm" svg:height="0.454cm" svg:x="2.541cm" svg:y="2.5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3.33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4.13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4.92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5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6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7.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8.8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9.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0.4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1.27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0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2.86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2.541cm" svg:y="13.657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/>
    <style:font-face style:name="Segoe UI1" svg:font-family="'Segoe U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2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23" style:page-layout-name="PM0" draw:style-name="Mdp1"/>
    <style:master-page style:name="master-page2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812"/>
    <meta:generator>LibreOffice/7.5.5.2$Linux_X86_64 LibreOffice_project/50$Build-2</meta:generator>
  </office:meta>
</office:document-meta>
</file>